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4" table:default-cell-style-name="Default"/>
        <table:table-row table:style-name="ro1">
          <table:table-cell/>
          <table:table-cell office:value-type="string" calcext:value-type="string">
            <text:p>ICP</text:p>
          </table:table-cell>
          <table:table-cell office:value-type="string" calcext:value-type="string">
            <text:p>TrIC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t error</text:p>
          </table:table-cell>
          <table:table-cell office:value-type="float" office:value="0.378727" calcext:value-type="float">
            <text:p>0.378727</text:p>
          </table:table-cell>
          <table:table-cell office:value-type="float" office:value="0.402254" calcext:value-type="float">
            <text:p>0.402254</text:p>
          </table:table-cell>
          <table:table-cell office:value-type="float" office:value="0.378" calcext:value-type="float">
            <text:p>0.378</text:p>
          </table:table-cell>
          <table:table-cell office:value-type="float" office:value="0.4022" calcext:value-type="float">
            <text:p>0.4022</text:p>
          </table:table-cell>
          <table:table-cell office:value-type="float" office:value="0.378" calcext:value-type="float">
            <text:p>0.378</text:p>
          </table:table-cell>
          <table:table-cell office:value-type="float" office:value="0.4022" calcext:value-type="float">
            <text:p>0.4022</text:p>
          </table:table-cell>
          <table:table-cell office:value-type="float" office:value="0.378" calcext:value-type="float">
            <text:p>0.378</text:p>
          </table:table-cell>
          <table:table-cell office:value-type="float" office:value="0.4022" calcext:value-type="float">
            <text:p>0.4022</text:p>
          </table:table-cell>
          <table:table-cell office:value-type="float" office:value="0.378" calcext:value-type="float">
            <text:p>0.378</text:p>
          </table:table-cell>
          <table:table-cell office:value-type="float" office:value="0.4022" calcext:value-type="float">
            <text:p>0.4022</text:p>
          </table:table-cell>
          <table:table-cell office:value-type="float" office:value="0.378" calcext:value-type="float">
            <text:p>0.378</text:p>
          </table:table-cell>
          <table:table-cell office:value-type="float" office:value="0.4055" calcext:value-type="float">
            <text:p>0.4055</text:p>
          </table:table-cell>
          <table:table-cell office:value-type="float" office:value="0.378" calcext:value-type="float">
            <text:p>0.378</text:p>
          </table:table-cell>
          <table:table-cell office:value-type="float" office:value="0.402254" calcext:value-type="float">
            <text:p>0.402254</text:p>
          </table:table-cell>
          <table:table-cell office:value-type="float" office:value="0.378" calcext:value-type="float">
            <text:p>0.378</text:p>
          </table:table-cell>
          <table:table-cell office:value-type="float" office:value="0.40225" calcext:value-type="float">
            <text:p>0.40225</text:p>
          </table:table-cell>
          <table:table-cell office:value-type="float" office:value="0.3787" calcext:value-type="float">
            <text:p>0.3787</text:p>
          </table:table-cell>
          <table:table-cell office:value-type="float" office:value="0.402254" calcext:value-type="float">
            <text:p>0.402254</text:p>
          </table:table-cell>
          <table:table-cell office:value-type="float" office:value="0.378" calcext:value-type="float">
            <text:p>0.378</text:p>
          </table:table-cell>
          <table:table-cell office:value-type="float" office:value="0.402254" calcext:value-type="float">
            <text:p>0.402254</text:p>
          </table:table-cell>
          <table:table-cell/>
          <table:table-cell table:style-name="ce1" table:formula="of:=AVERAGE([.T2];[.B2];[.D2];[.F2];[.H2];[.J2];[.L2];[.N2];[.P2];[.R2])" office:value-type="float" office:value="0.3781427" calcext:value-type="float">
            <text:p>0.38</text:p>
          </table:table-cell>
          <table:table-cell table:style-name="ce1" table:formula="of:=AVERAGE([.U2];[.C2];[.E2];[.G2];[.I2];[.K2];[.M2];[.O2];[.Q2];[.S2])" office:value-type="float" office:value="0.4025566" calcext:value-type="float">
            <text:p>0.40</text:p>
          </table:table-cell>
        </table:table-row>
        <table:table-row table:style-name="ro1">
          <table:table-cell office:value-type="string" calcext:value-type="string">
            <text:p>transl error</text:p>
          </table:table-cell>
          <table:table-cell office:value-type="float" office:value="0.0654006" calcext:value-type="float">
            <text:p>0.0654006</text:p>
          </table:table-cell>
          <table:table-cell office:value-type="float" office:value="0.0068663" calcext:value-type="float">
            <text:p>0.0068663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00686" calcext:value-type="float">
            <text:p>0.00686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00686" calcext:value-type="float">
            <text:p>0.00686</text:p>
          </table:table-cell>
          <table:table-cell office:value-type="float" office:value="0.654" calcext:value-type="float">
            <text:p>0.654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006866" calcext:value-type="float">
            <text:p>0.006866</text:p>
          </table:table-cell>
          <table:table-cell/>
          <table:table-cell table:style-name="ce1" table:formula="of:=AVERAGE([.T3];[.B3];[.D3];[.F3];[.H3];[.J3];[.L3];[.N3];[.P3];[.R3])" office:value-type="float" office:value="0.12426006" calcext:value-type="float">
            <text:p>0.12</text:p>
          </table:table-cell>
          <table:table-cell table:style-name="ce1" table:formula="of:=AVERAGE([.U3];[.C3];[.E3];[.G3];[.I3];[.K3];[.M3];[.O3];[.Q3];[.S3])" office:value-type="float" office:value="0.00682523" calcext:value-type="float">
            <text:p>0.01</text:p>
          </table:table-cell>
        </table:table-row>
        <table:table-row table:style-name="ro1">
          <table:table-cell office:value-type="string" calcext:value-type="string">
            <text:p>runtime</text:p>
          </table:table-cell>
          <table:table-cell office:value-type="float" office:value="2.82655" calcext:value-type="float">
            <text:p>2.82655</text:p>
          </table:table-cell>
          <table:table-cell office:value-type="float" office:value="3.34359" calcext:value-type="float">
            <text:p>3.34359</text:p>
          </table:table-cell>
          <table:table-cell office:value-type="float" office:value="2.53" calcext:value-type="float">
            <text:p>2.53</text:p>
          </table:table-cell>
          <table:table-cell office:value-type="float" office:value="2.69" calcext:value-type="float">
            <text:p>2.69</text:p>
          </table:table-cell>
          <table:table-cell office:value-type="float" office:value="2.51422" calcext:value-type="float">
            <text:p>2.51422</text:p>
          </table:table-cell>
          <table:table-cell office:value-type="float" office:value="2.675" calcext:value-type="float">
            <text:p>2.675</text:p>
          </table:table-cell>
          <table:table-cell office:value-type="float" office:value="2.4979" calcext:value-type="float">
            <text:p>2.4979</text:p>
          </table:table-cell>
          <table:table-cell office:value-type="float" office:value="2.6668" calcext:value-type="float">
            <text:p>2.6668</text:p>
          </table:table-cell>
          <table:table-cell office:value-type="float" office:value="2.49" calcext:value-type="float">
            <text:p>2.49</text:p>
          </table:table-cell>
          <table:table-cell office:value-type="float" office:value="2.654" calcext:value-type="float">
            <text:p>2.654</text:p>
          </table:table-cell>
          <table:table-cell office:value-type="float" office:value="2.51" calcext:value-type="float">
            <text:p>2.51</text:p>
          </table:table-cell>
          <table:table-cell office:value-type="float" office:value="2.69" calcext:value-type="float">
            <text:p>2.69</text:p>
          </table:table-cell>
          <table:table-cell office:value-type="float" office:value="2.52" calcext:value-type="float">
            <text:p>2.52</text:p>
          </table:table-cell>
          <table:table-cell office:value-type="float" office:value="2.712" calcext:value-type="float">
            <text:p>2.712</text:p>
          </table:table-cell>
          <table:table-cell office:value-type="float" office:value="2.5199" calcext:value-type="float">
            <text:p>2.5199</text:p>
          </table:table-cell>
          <table:table-cell office:value-type="float" office:value="2.692" calcext:value-type="float">
            <text:p>2.692</text:p>
          </table:table-cell>
          <table:table-cell office:value-type="float" office:value="2.496" calcext:value-type="float">
            <text:p>2.496</text:p>
          </table:table-cell>
          <table:table-cell office:value-type="float" office:value="2.662" calcext:value-type="float">
            <text:p>2.662</text:p>
          </table:table-cell>
          <table:table-cell office:value-type="float" office:value="2.489" calcext:value-type="float">
            <text:p>2.489</text:p>
          </table:table-cell>
          <table:table-cell office:value-type="float" office:value="2.68666" calcext:value-type="float">
            <text:p>2.68666</text:p>
          </table:table-cell>
          <table:table-cell/>
          <table:table-cell table:style-name="ce1" table:formula="of:=AVERAGE([.T4];[.B4];[.D4];[.F4];[.H4];[.J4];[.L4];[.N4];[.P4];[.R4])" office:value-type="float" office:value="2.539357" calcext:value-type="float">
            <text:p>2.54</text:p>
          </table:table-cell>
          <table:table-cell table:style-name="ce1" table:formula="of:=AVERAGE([.U4];[.C4];[.E4];[.G4];[.I4];[.K4];[.M4];[.O4];[.Q4];[.S4])" office:value-type="float" office:value="2.747205" calcext:value-type="float">
            <text:p>2.75</text:p>
          </table:table-cell>
        </table:table-row>
        <table:table-row table:style-name="ro1">
          <table:table-cell office:value-type="string" calcext:value-type="string">
            <text:p>noi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table:formula="of:=AVERAGE([.T5];[.B5];[.D5];[.F5];[.H5];[.J5];[.L5];[.N5];[.P5];[.R5])" office:value-type="float" office:value="0" calcext:value-type="float">
            <text:p>0</text:p>
          </table:table-cell>
          <table:table-cell table:formula="of:=AVERAGE([.U5];[.C5];[.E5];[.G5];[.I5];[.K5];[.M5];[.O5];[.Q5];[.S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r of it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T6];[.B6];[.D6];[.F6];[.H6];[.J6];[.L6];[.N6];[.P6];[.R6])" office:value-type="float" office:value="5" calcext:value-type="float">
            <text:p>5</text:p>
          </table:table-cell>
          <table:table-cell table:formula="of:=AVERAGE([.U6];[.C6];[.E6];[.G6];[.I6];[.K6];[.M6];[.O6];[.Q6];[.S6])" office:value-type="float" office:value="4" calcext:value-type="float">
            <text:p>4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ot error</text:p>
          </table:table-cell>
          <table:table-cell office:value-type="float" office:value="0.946865" calcext:value-type="float">
            <text:p>0.946865</text:p>
          </table:table-cell>
          <table:table-cell office:value-type="float" office:value="2.8009" calcext:value-type="float">
            <text:p>2.8009</text:p>
          </table:table-cell>
          <table:table-cell office:value-type="float" office:value="1.56058" calcext:value-type="float">
            <text:p>1.56058</text:p>
          </table:table-cell>
          <table:table-cell office:value-type="float" office:value="3.03776" calcext:value-type="float">
            <text:p>3.03776</text:p>
          </table:table-cell>
          <table:table-cell office:value-type="float" office:value="2.35561" calcext:value-type="float">
            <text:p>2.35561</text:p>
          </table:table-cell>
          <table:table-cell office:value-type="float" office:value="1.13258" calcext:value-type="float">
            <text:p>1.13258</text:p>
          </table:table-cell>
          <table:table-cell office:value-type="float" office:value="0.740998" calcext:value-type="float">
            <text:p>0.740998</text:p>
          </table:table-cell>
          <table:table-cell office:value-type="float" office:value="1.2517" calcext:value-type="float">
            <text:p>1.2517</text:p>
          </table:table-cell>
          <table:table-cell office:value-type="float" office:value="2.3066" calcext:value-type="float">
            <text:p>2.3066</text:p>
          </table:table-cell>
          <table:table-cell office:value-type="float" office:value="1.84372" calcext:value-type="float">
            <text:p>1.84372</text:p>
          </table:table-cell>
          <table:table-cell office:value-type="float" office:value="1.2648" calcext:value-type="float">
            <text:p>1.2648</text:p>
          </table:table-cell>
          <table:table-cell office:value-type="float" office:value="2.2583" calcext:value-type="float">
            <text:p>2.2583</text:p>
          </table:table-cell>
          <table:table-cell office:value-type="float" office:value="2.97505" calcext:value-type="float">
            <text:p>2.97505</text:p>
          </table:table-cell>
          <table:table-cell office:value-type="float" office:value="3.11546" calcext:value-type="float">
            <text:p>3.11546</text:p>
          </table:table-cell>
          <table:table-cell office:value-type="float" office:value="2.50283" calcext:value-type="float">
            <text:p>2.50283</text:p>
          </table:table-cell>
          <table:table-cell office:value-type="float" office:value="2.50459" calcext:value-type="float">
            <text:p>2.50459</text:p>
          </table:table-cell>
          <table:table-cell office:value-type="float" office:value="3.12456" calcext:value-type="float">
            <text:p>3.12456</text:p>
          </table:table-cell>
          <table:table-cell office:value-type="float" office:value="2.7923" calcext:value-type="float">
            <text:p>2.7923</text:p>
          </table:table-cell>
          <table:table-cell office:value-type="float" office:value="2.976" calcext:value-type="float">
            <text:p>2.976</text:p>
          </table:table-cell>
          <table:table-cell office:value-type="float" office:value="2.5056" calcext:value-type="float">
            <text:p>2.5056</text:p>
          </table:table-cell>
          <table:table-cell/>
          <table:table-cell table:style-name="ce1" table:formula="of:=AVERAGE([.T8];[.B8];[.D8];[.F8];[.H8];[.J8];[.L8];[.N8];[.P8];[.R8])" office:value-type="float" office:value="2.0753893" calcext:value-type="float">
            <text:p>2.08</text:p>
          </table:table-cell>
          <table:table-cell table:style-name="ce1" table:formula="of:=AVERAGE([.U8];[.C8];[.E8];[.G8];[.I8];[.K8];[.M8];[.O8];[.Q8];[.S8])" office:value-type="float" office:value="2.324291" calcext:value-type="float">
            <text:p>2.32</text:p>
          </table:table-cell>
        </table:table-row>
        <table:table-row table:style-name="ro1">
          <table:table-cell office:value-type="string" calcext:value-type="string">
            <text:p>transl error</text:p>
          </table:table-cell>
          <table:table-cell office:value-type="float" office:value="0.531956" calcext:value-type="float">
            <text:p>0.531956</text:p>
          </table:table-cell>
          <table:table-cell office:value-type="float" office:value="1.92159" calcext:value-type="float">
            <text:p>1.92159</text:p>
          </table:table-cell>
          <table:table-cell office:value-type="float" office:value="1.24834" calcext:value-type="float">
            <text:p>1.24834</text:p>
          </table:table-cell>
          <table:table-cell office:value-type="float" office:value="1.77078" calcext:value-type="float">
            <text:p>1.77078</text:p>
          </table:table-cell>
          <table:table-cell office:value-type="float" office:value="0.140389" calcext:value-type="float">
            <text:p>0.140389</text:p>
          </table:table-cell>
          <table:table-cell office:value-type="float" office:value="1.5184" calcext:value-type="float">
            <text:p>1.5184</text:p>
          </table:table-cell>
          <table:table-cell office:value-type="float" office:value="3.78652" calcext:value-type="float">
            <text:p>3.78652</text:p>
          </table:table-cell>
          <table:table-cell office:value-type="float" office:value="8.88924" calcext:value-type="float">
            <text:p>8.88924</text:p>
          </table:table-cell>
          <table:table-cell office:value-type="float" office:value="0.820596" calcext:value-type="float">
            <text:p>0.820596</text:p>
          </table:table-cell>
          <table:table-cell office:value-type="float" office:value="5.17554" calcext:value-type="float">
            <text:p>5.17554</text:p>
          </table:table-cell>
          <table:table-cell office:value-type="float" office:value="0.8782" calcext:value-type="float">
            <text:p>0.8782</text:p>
          </table:table-cell>
          <table:table-cell office:value-type="float" office:value="1.2569" calcext:value-type="float">
            <text:p>1.2569</text:p>
          </table:table-cell>
          <table:table-cell office:value-type="float" office:value="0.6506" calcext:value-type="float">
            <text:p>0.6506</text:p>
          </table:table-cell>
          <table:table-cell office:value-type="float" office:value="2.56423" calcext:value-type="float">
            <text:p>2.56423</text:p>
          </table:table-cell>
          <table:table-cell office:value-type="float" office:value="1.2955" calcext:value-type="float">
            <text:p>1.2955</text:p>
          </table:table-cell>
          <table:table-cell office:value-type="float" office:value="2.01718" calcext:value-type="float">
            <text:p>2.01718</text:p>
          </table:table-cell>
          <table:table-cell office:value-type="float" office:value="0.823741" calcext:value-type="float">
            <text:p>0.823741</text:p>
          </table:table-cell>
          <table:table-cell office:value-type="float" office:value="4.1559" calcext:value-type="float">
            <text:p>4.1559</text:p>
          </table:table-cell>
          <table:table-cell office:value-type="float" office:value="0.7455" calcext:value-type="float">
            <text:p>0.7455</text:p>
          </table:table-cell>
          <table:table-cell office:value-type="float" office:value="0.3134" calcext:value-type="float">
            <text:p>0.3134</text:p>
          </table:table-cell>
          <table:table-cell/>
          <table:table-cell table:style-name="ce1" table:formula="of:=AVERAGE([.T9];[.B9];[.D9];[.F9];[.H9];[.J9];[.L9];[.N9];[.P9];[.R9])" office:value-type="float" office:value="1.0921342" calcext:value-type="float">
            <text:p>1.09</text:p>
          </table:table-cell>
          <table:table-cell table:style-name="ce1" table:formula="of:=AVERAGE([.U9];[.C9];[.E9];[.G9];[.I9];[.K9];[.M9];[.O9];[.Q9];[.S9])" office:value-type="float" office:value="2.958316" calcext:value-type="float">
            <text:p>2.96</text:p>
          </table:table-cell>
        </table:table-row>
        <table:table-row table:style-name="ro1">
          <table:table-cell office:value-type="string" calcext:value-type="string">
            <text:p>runtime</text:p>
          </table:table-cell>
          <table:table-cell office:value-type="float" office:value="4.30817" calcext:value-type="float">
            <text:p>4.30817</text:p>
          </table:table-cell>
          <table:table-cell office:value-type="float" office:value="5.7878" calcext:value-type="float">
            <text:p>5.7878</text:p>
          </table:table-cell>
          <table:table-cell office:value-type="float" office:value="1.74255" calcext:value-type="float">
            <text:p>1.74255</text:p>
          </table:table-cell>
          <table:table-cell office:value-type="float" office:value="2.47531" calcext:value-type="float">
            <text:p>2.47531</text:p>
          </table:table-cell>
          <table:table-cell office:value-type="float" office:value="0.926" calcext:value-type="float">
            <text:p>0.926</text:p>
          </table:table-cell>
          <table:table-cell office:value-type="float" office:value="1.46053" calcext:value-type="float">
            <text:p>1.46053</text:p>
          </table:table-cell>
          <table:table-cell office:value-type="float" office:value="2.02322" calcext:value-type="float">
            <text:p>2.02322</text:p>
          </table:table-cell>
          <table:table-cell office:value-type="float" office:value="1.9315" calcext:value-type="float">
            <text:p>1.9315</text:p>
          </table:table-cell>
          <table:table-cell office:value-type="float" office:value="0.935898" calcext:value-type="float">
            <text:p>0.935898</text:p>
          </table:table-cell>
          <table:table-cell office:value-type="float" office:value="2.34021" calcext:value-type="float">
            <text:p>2.34021</text:p>
          </table:table-cell>
          <table:table-cell office:value-type="float" office:value="0.7277729" calcext:value-type="float">
            <text:p>0.7277729</text:p>
          </table:table-cell>
          <table:table-cell office:value-type="float" office:value="1.2362" calcext:value-type="float">
            <text:p>1.2362</text:p>
          </table:table-cell>
          <table:table-cell office:value-type="float" office:value="1.5657" calcext:value-type="float">
            <text:p>1.5657</text:p>
          </table:table-cell>
          <table:table-cell office:value-type="float" office:value="2.26684" calcext:value-type="float">
            <text:p>2.26684</text:p>
          </table:table-cell>
          <table:table-cell office:value-type="float" office:value="0.7785" calcext:value-type="float">
            <text:p>0.7785</text:p>
          </table:table-cell>
          <table:table-cell office:value-type="float" office:value="1.25354" calcext:value-type="float">
            <text:p>1.25354</text:p>
          </table:table-cell>
          <table:table-cell office:value-type="float" office:value="1.2865" calcext:value-type="float">
            <text:p>1.2865</text:p>
          </table:table-cell>
          <table:table-cell office:value-type="float" office:value="1.523" calcext:value-type="float">
            <text:p>1.523</text:p>
          </table:table-cell>
          <table:table-cell office:value-type="float" office:value="2.448" calcext:value-type="float">
            <text:p>2.448</text:p>
          </table:table-cell>
          <table:table-cell office:value-type="float" office:value="2.1548" calcext:value-type="float">
            <text:p>2.1548</text:p>
          </table:table-cell>
          <table:table-cell/>
          <table:table-cell table:style-name="ce1" table:formula="of:=AVERAGE([.T10];[.B10];[.D10];[.F10];[.H10];[.J10];[.L10];[.N10];[.P10];[.R10])" office:value-type="float" office:value="1.67423109" calcext:value-type="float">
            <text:p>1.67</text:p>
          </table:table-cell>
          <table:table-cell table:style-name="ce1" table:formula="of:=AVERAGE([.U10];[.C10];[.E10];[.G10];[.I10];[.K10];[.M10];[.O10];[.Q10];[.S10])" office:value-type="float" office:value="2.242973" calcext:value-type="float">
            <text:p>2.24</text:p>
          </table:table-cell>
        </table:table-row>
        <table:table-row table:style-name="ro1">
          <table:table-cell office:value-type="string" calcext:value-type="string">
            <text:p>noise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19"/>
          <table:table-cell table:formula="of:=AVERAGE([.T11];[.B11];[.D11];[.F11];[.H11];[.J11];[.L11];[.N11];[.P11];[.R11])" office:value-type="float" office:value="0.2" calcext:value-type="float">
            <text:p>0.2</text:p>
          </table:table-cell>
          <table:table-cell table:formula="of:=AVERAGE([.U11];[.C11];[.E11];[.G11];[.I11];[.K11];[.M11];[.O11];[.Q11];[.S11])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nr of it.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T12];[.B12];[.D12];[.F12];[.H12];[.J12];[.L12];[.N12];[.P12];[.R12])" office:value-type="float" office:value="5.9" calcext:value-type="float">
            <text:p>5.9</text:p>
          </table:table-cell>
          <table:table-cell table:formula="of:=AVERAGE([.U12];[.C12];[.E12];[.G12];[.I12];[.K12];[.M12];[.O12];[.Q12];[.S12])" office:value-type="float" office:value="4.3" calcext:value-type="float">
            <text:p>4.3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ot error</text:p>
          </table:table-cell>
          <table:table-cell office:value-type="float" office:value="2.42589" calcext:value-type="float">
            <text:p>2.42589</text:p>
          </table:table-cell>
          <table:table-cell office:value-type="float" office:value="1.29397" calcext:value-type="float">
            <text:p>1.29397</text:p>
          </table:table-cell>
          <table:table-cell office:value-type="float" office:value="1.39926" calcext:value-type="float">
            <text:p>1.39926</text:p>
          </table:table-cell>
          <table:table-cell office:value-type="float" office:value="2.01082" calcext:value-type="float">
            <text:p>2.01082</text:p>
          </table:table-cell>
          <table:table-cell office:value-type="float" office:value="1.91502" calcext:value-type="float">
            <text:p>1.91502</text:p>
          </table:table-cell>
          <table:table-cell office:value-type="float" office:value="1.67812" calcext:value-type="float">
            <text:p>1.67812</text:p>
          </table:table-cell>
          <table:table-cell office:value-type="float" office:value="2.93352" calcext:value-type="float">
            <text:p>2.93352</text:p>
          </table:table-cell>
          <table:table-cell office:value-type="float" office:value="3.03975" calcext:value-type="float">
            <text:p>3.03975</text:p>
          </table:table-cell>
          <table:table-cell office:value-type="float" office:value="1.99377" calcext:value-type="float">
            <text:p>1.99377</text:p>
          </table:table-cell>
          <table:table-cell office:value-type="float" office:value="3.03435" calcext:value-type="float">
            <text:p>3.03435</text:p>
          </table:table-cell>
          <table:table-cell office:value-type="float" office:value="2.32537" calcext:value-type="float">
            <text:p>2.32537</text:p>
          </table:table-cell>
          <table:table-cell office:value-type="float" office:value="2.51" calcext:value-type="float">
            <text:p>2.51</text:p>
          </table:table-cell>
          <table:table-cell office:value-type="float" office:value="2.57508" calcext:value-type="float">
            <text:p>2.57508</text:p>
          </table:table-cell>
          <table:table-cell office:value-type="float" office:value="2.78544" calcext:value-type="float">
            <text:p>2.78544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2.59644" calcext:value-type="float">
            <text:p>2.59644</text:p>
          </table:table-cell>
          <table:table-cell office:value-type="float" office:value="2.26812" calcext:value-type="float">
            <text:p>2.26812</text:p>
          </table:table-cell>
          <table:table-cell office:value-type="float" office:value="1.98515" calcext:value-type="float">
            <text:p>1.98515</text:p>
          </table:table-cell>
          <table:table-cell office:value-type="float" office:value="2.0457" calcext:value-type="float">
            <text:p>2.0457</text:p>
          </table:table-cell>
          <table:table-cell office:value-type="float" office:value="1.0919" calcext:value-type="float">
            <text:p>1.0919</text:p>
          </table:table-cell>
          <table:table-cell/>
          <table:table-cell table:style-name="ce1" table:formula="of:=AVERAGE([.T14];[.B14];[.D14];[.F14];[.H14];[.J14];[.L14];[.N14];[.P14];[.R14])" office:value-type="float" office:value="2.07628" calcext:value-type="float">
            <text:p>2.08</text:p>
          </table:table-cell>
          <table:table-cell table:style-name="ce1" table:formula="of:=AVERAGE([.U14];[.C14];[.E14];[.G14];[.I14];[.K14];[.M14];[.O14];[.Q14];[.S14])" office:value-type="float" office:value="2.202594" calcext:value-type="float">
            <text:p>2.20</text:p>
          </table:table-cell>
        </table:table-row>
        <table:table-row table:style-name="ro1">
          <table:table-cell office:value-type="string" calcext:value-type="string">
            <text:p>transl error</text:p>
          </table:table-cell>
          <table:table-cell office:value-type="float" office:value="0.865857" calcext:value-type="float">
            <text:p>0.865857</text:p>
          </table:table-cell>
          <table:table-cell office:value-type="float" office:value="2.8151" calcext:value-type="float">
            <text:p>2.8151</text:p>
          </table:table-cell>
          <table:table-cell office:value-type="float" office:value="0.244406" calcext:value-type="float">
            <text:p>0.244406</text:p>
          </table:table-cell>
          <table:table-cell office:value-type="float" office:value="2.10688" calcext:value-type="float">
            <text:p>2.10688</text:p>
          </table:table-cell>
          <table:table-cell office:value-type="float" office:value="0.6239" calcext:value-type="float">
            <text:p>0.6239</text:p>
          </table:table-cell>
          <table:table-cell office:value-type="float" office:value="0.328313" calcext:value-type="float">
            <text:p>0.328313</text:p>
          </table:table-cell>
          <table:table-cell office:value-type="float" office:value="0.244233" calcext:value-type="float">
            <text:p>0.244233</text:p>
          </table:table-cell>
          <table:table-cell office:value-type="float" office:value="0.929793" calcext:value-type="float">
            <text:p>0.929793</text:p>
          </table:table-cell>
          <table:table-cell office:value-type="float" office:value="3.92135" calcext:value-type="float">
            <text:p>3.92135</text:p>
          </table:table-cell>
          <table:table-cell office:value-type="float" office:value="0.1668" calcext:value-type="float">
            <text:p>0.1668</text:p>
          </table:table-cell>
          <table:table-cell office:value-type="float" office:value="0.280533" calcext:value-type="float">
            <text:p>0.280533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5132" calcext:value-type="float">
            <text:p>0.5132</text:p>
          </table:table-cell>
          <table:table-cell office:value-type="float" office:value="0.662292" calcext:value-type="float">
            <text:p>0.662292</text:p>
          </table:table-cell>
          <table:table-cell office:value-type="float" office:value="0.1881" calcext:value-type="float">
            <text:p>0.1881</text:p>
          </table:table-cell>
          <table:table-cell office:value-type="float" office:value="2.51488" calcext:value-type="float">
            <text:p>2.51488</text:p>
          </table:table-cell>
          <table:table-cell office:value-type="float" office:value="1.0485" calcext:value-type="float">
            <text:p>1.0485</text:p>
          </table:table-cell>
          <table:table-cell office:value-type="float" office:value="3.1857" calcext:value-type="float">
            <text:p>3.1857</text:p>
          </table:table-cell>
          <table:table-cell office:value-type="float" office:value="0.746093" calcext:value-type="float">
            <text:p>0.746093</text:p>
          </table:table-cell>
          <table:table-cell office:value-type="float" office:value="1.014" calcext:value-type="float">
            <text:p>1.014</text:p>
          </table:table-cell>
          <table:table-cell/>
          <table:table-cell table:style-name="ce1" table:formula="of:=AVERAGE([.T15];[.B15];[.D15];[.F15];[.H15];[.J15];[.L15];[.N15];[.P15];[.R15])" office:value-type="float" office:value="0.8676172" calcext:value-type="float">
            <text:p>0.87</text:p>
          </table:table-cell>
          <table:table-cell table:style-name="ce1" table:formula="of:=AVERAGE([.U15];[.C15];[.E15];[.G15];[.I15];[.K15];[.M15];[.O15];[.Q15];[.S15])" office:value-type="float" office:value="1.3969658" calcext:value-type="float">
            <text:p>1.40</text:p>
          </table:table-cell>
        </table:table-row>
        <table:table-row table:style-name="ro1">
          <table:table-cell office:value-type="string" calcext:value-type="string">
            <text:p>runtime</text:p>
          </table:table-cell>
          <table:table-cell office:value-type="float" office:value="1.26487" calcext:value-type="float">
            <text:p>1.26487</text:p>
          </table:table-cell>
          <table:table-cell office:value-type="float" office:value="0.36309" calcext:value-type="float">
            <text:p>0.36309</text:p>
          </table:table-cell>
          <table:table-cell office:value-type="float" office:value="0.74693" calcext:value-type="float">
            <text:p>0.74693</text:p>
          </table:table-cell>
          <table:table-cell office:value-type="float" office:value="1.5196" calcext:value-type="float">
            <text:p>1.5196</text:p>
          </table:table-cell>
          <table:table-cell office:value-type="float" office:value="1.2135" calcext:value-type="float">
            <text:p>1.2135</text:p>
          </table:table-cell>
          <table:table-cell office:value-type="float" office:value="1.9425" calcext:value-type="float">
            <text:p>1.9425</text:p>
          </table:table-cell>
          <table:table-cell office:value-type="float" office:value="1.43919" calcext:value-type="float">
            <text:p>1.43919</text:p>
          </table:table-cell>
          <table:table-cell office:value-type="float" office:value="1.6715" calcext:value-type="float">
            <text:p>1.6715</text:p>
          </table:table-cell>
          <table:table-cell office:value-type="float" office:value="1.806" calcext:value-type="float">
            <text:p>1.806</text:p>
          </table:table-cell>
          <table:table-cell office:value-type="float" office:value="1.306" calcext:value-type="float">
            <text:p>1.306</text:p>
          </table:table-cell>
          <table:table-cell office:value-type="float" office:value="1.2422" calcext:value-type="float">
            <text:p>1.2422</text:p>
          </table:table-cell>
          <table:table-cell office:value-type="float" office:value="1.60236" calcext:value-type="float">
            <text:p>1.60236</text:p>
          </table:table-cell>
          <table:table-cell office:value-type="float" office:value="0.797186" calcext:value-type="float">
            <text:p>0.797186</text:p>
          </table:table-cell>
          <table:table-cell office:value-type="float" office:value="1.2559" calcext:value-type="float">
            <text:p>1.2559</text:p>
          </table:table-cell>
          <table:table-cell office:value-type="float" office:value="1.429" calcext:value-type="float">
            <text:p>1.429</text:p>
          </table:table-cell>
          <table:table-cell office:value-type="float" office:value="1.5856" calcext:value-type="float">
            <text:p>1.5856</text:p>
          </table:table-cell>
          <table:table-cell office:value-type="float" office:value="1.3774" calcext:value-type="float">
            <text:p>1.3774</text:p>
          </table:table-cell>
          <table:table-cell office:value-type="float" office:value="1.2889" calcext:value-type="float">
            <text:p>1.2889</text:p>
          </table:table-cell>
          <table:table-cell office:value-type="float" office:value="1.7909" calcext:value-type="float">
            <text:p>1.7909</text:p>
          </table:table-cell>
          <table:table-cell office:value-type="float" office:value="2.3448" calcext:value-type="float">
            <text:p>2.3448</text:p>
          </table:table-cell>
          <table:table-cell/>
          <table:table-cell table:style-name="ce1" table:formula="of:=AVERAGE([.T16];[.B16];[.D16];[.F16];[.H16];[.J16];[.L16];[.N16];[.P16];[.R16])" office:value-type="float" office:value="1.3107176" calcext:value-type="float">
            <text:p>1.31</text:p>
          </table:table-cell>
          <table:table-cell table:style-name="ce1" table:formula="of:=AVERAGE([.U16];[.C16];[.E16];[.G16];[.I16];[.K16];[.M16];[.O16];[.Q16];[.S16])" office:value-type="float" office:value="1.488025" calcext:value-type="float">
            <text:p>1.49</text:p>
          </table:table-cell>
        </table:table-row>
        <table:table-row table:style-name="ro1">
          <table:table-cell office:value-type="string" calcext:value-type="string">
            <text:p>noise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9"/>
          <table:table-cell table:formula="of:=AVERAGE([.T17];[.B17];[.D17];[.F17];[.H17];[.J17];[.L17];[.N17];[.P17];[.R17])" office:value-type="float" office:value="0.5" calcext:value-type="float">
            <text:p>0.5</text:p>
          </table:table-cell>
          <table:table-cell table:formula="of:=AVERAGE([.U17];[.C17];[.E17];[.G17];[.I17];[.K17];[.M17];[.O17];[.Q17];[.S17])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r of it.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T18];[.B18];[.D18];[.F18];[.H18];[.J18];[.L18];[.N18];[.P18];[.R18])" office:value-type="float" office:value="4.5" calcext:value-type="float">
            <text:p>4.5</text:p>
          </table:table-cell>
          <table:table-cell table:formula="of:=AVERAGE([.U18];[.C18];[.E18];[.G18];[.I18];[.K18];[.M18];[.O18];[.Q18];[.S18])" office:value-type="float" office:value="2.9" calcext:value-type="float">
            <text:p>2.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table:formula="of:=[.B2]&amp;&quot;,&quot;" office:value-type="string" office:string-value="0.378727," calcext:value-type="string">
            <text:p>0.378727,</text:p>
          </table:table-cell>
          <table:table-cell table:formula="of:=[.C2]&amp;&quot;,&quot;" office:value-type="string" office:string-value="0.402254," calcext:value-type="string">
            <text:p>0.402254,</text:p>
          </table:table-cell>
          <table:table-cell table:formula="of:=[.D2]&amp;&quot;,&quot;" office:value-type="string" office:string-value="0.378," calcext:value-type="string">
            <text:p>0.378,</text:p>
          </table:table-cell>
          <table:table-cell table:formula="of:=[.E2]&amp;&quot;,&quot;" office:value-type="string" office:string-value="0.4022," calcext:value-type="string">
            <text:p>0.4022,</text:p>
          </table:table-cell>
          <table:table-cell table:formula="of:=[.F2]&amp;&quot;,&quot;" office:value-type="string" office:string-value="0.378," calcext:value-type="string">
            <text:p>0.378,</text:p>
          </table:table-cell>
          <table:table-cell table:formula="of:=[.G2]&amp;&quot;,&quot;" office:value-type="string" office:string-value="0.4022," calcext:value-type="string">
            <text:p>0.4022,</text:p>
          </table:table-cell>
          <table:table-cell table:formula="of:=[.H2]&amp;&quot;,&quot;" office:value-type="string" office:string-value="0.378," calcext:value-type="string">
            <text:p>0.378,</text:p>
          </table:table-cell>
          <table:table-cell table:formula="of:=[.I2]&amp;&quot;,&quot;" office:value-type="string" office:string-value="0.4022," calcext:value-type="string">
            <text:p>0.4022,</text:p>
          </table:table-cell>
          <table:table-cell table:formula="of:=[.J2]&amp;&quot;,&quot;" office:value-type="string" office:string-value="0.378," calcext:value-type="string">
            <text:p>0.378,</text:p>
          </table:table-cell>
          <table:table-cell table:formula="of:=[.K2]&amp;&quot;,&quot;" office:value-type="string" office:string-value="0.4022," calcext:value-type="string">
            <text:p>0.4022,</text:p>
          </table:table-cell>
          <table:table-cell table:formula="of:=[.L2]&amp;&quot;,&quot;" office:value-type="string" office:string-value="0.378," calcext:value-type="string">
            <text:p>0.378,</text:p>
          </table:table-cell>
          <table:table-cell table:formula="of:=[.M2]&amp;&quot;,&quot;" office:value-type="string" office:string-value="0.4055," calcext:value-type="string">
            <text:p>0.4055,</text:p>
          </table:table-cell>
          <table:table-cell table:formula="of:=[.N2]&amp;&quot;,&quot;" office:value-type="string" office:string-value="0.378," calcext:value-type="string">
            <text:p>0.378,</text:p>
          </table:table-cell>
          <table:table-cell table:formula="of:=[.O2]&amp;&quot;,&quot;" office:value-type="string" office:string-value="0.402254," calcext:value-type="string">
            <text:p>0.402254,</text:p>
          </table:table-cell>
          <table:table-cell table:formula="of:=[.P2]&amp;&quot;,&quot;" office:value-type="string" office:string-value="0.378," calcext:value-type="string">
            <text:p>0.378,</text:p>
          </table:table-cell>
          <table:table-cell table:formula="of:=[.Q2]&amp;&quot;,&quot;" office:value-type="string" office:string-value="0.40225," calcext:value-type="string">
            <text:p>0.40225,</text:p>
          </table:table-cell>
          <table:table-cell table:formula="of:=[.R2]&amp;&quot;,&quot;" office:value-type="string" office:string-value="0.3787," calcext:value-type="string">
            <text:p>0.3787,</text:p>
          </table:table-cell>
          <table:table-cell table:formula="of:=[.S2]&amp;&quot;,&quot;" office:value-type="string" office:string-value="0.402254," calcext:value-type="string">
            <text:p>0.402254,</text:p>
          </table:table-cell>
          <table:table-cell table:formula="of:=[.T2]&amp;&quot;,&quot;" office:value-type="string" office:string-value="0.378," calcext:value-type="string">
            <text:p>0.378,</text:p>
          </table:table-cell>
          <table:table-cell table:formula="of:=[.U2]&amp;&quot;,&quot;" office:value-type="string" office:string-value="0.402254," calcext:value-type="string">
            <text:p>0.402254,</text:p>
          </table:table-cell>
          <table:table-cell/>
          <table:table-cell table:formula="of:=[.B21]&amp;[.D21]&amp;[.F21]&amp;[.H21]&amp;[.J21]&amp;[.L21]&amp;[.N21]&amp;[.P21]&amp;[.R21]&amp;[.T21]" office:value-type="string" office:string-value="0.378727,0.378,0.378,0.378,0.378,0.378,0.378,0.378,0.3787,0.378," calcext:value-type="string">
            <text:p>0.378727,0.378,0.378,0.378,0.378,0.378,0.378,0.378,0.3787,0.378,</text:p>
          </table:table-cell>
          <table:table-cell table:formula="of:=[.C21]&amp;[.E21]&amp;[.G21]&amp;[.I21]&amp;[.K21]&amp;[.M21]&amp;[.O21]&amp;[.Q21]&amp;[.S21]&amp;[.U21]" office:value-type="string" office:string-value="0.402254,0.4022,0.4022,0.4022,0.4022,0.4055,0.402254,0.40225,0.402254,0.402254," calcext:value-type="string">
            <text:p>0.402254,0.4022,0.4022,0.4022,0.4022,0.4055,0.402254,0.40225,0.402254,0.402254,</text:p>
          </table:table-cell>
        </table:table-row>
        <table:table-row table:style-name="ro1">
          <table:table-cell/>
          <table:table-cell table:formula="of:=SQRT([.B3]*3)&amp;&quot;,&quot;" office:value-type="string" office:string-value="0.442946723658726," calcext:value-type="string">
            <text:p>0.442946723658726,</text:p>
          </table:table-cell>
          <table:table-cell table:formula="of:=SQRT([.C3]*3)&amp;&quot;,&quot;" office:value-type="string" office:string-value="0.143523168861338," calcext:value-type="string">
            <text:p>0.143523168861338,</text:p>
          </table:table-cell>
          <table:table-cell table:formula="of:=SQRT([.D3]*3)&amp;&quot;,&quot;" office:value-type="string" office:string-value="0.442944691807002," calcext:value-type="string">
            <text:p>0.442944691807002,</text:p>
          </table:table-cell>
          <table:table-cell table:formula="of:=SQRT([.E3]*3)&amp;&quot;,&quot;" office:value-type="string" office:string-value="0.142828568570857," calcext:value-type="string">
            <text:p>0.142828568570857,</text:p>
          </table:table-cell>
          <table:table-cell table:formula="of:=SQRT([.F3]*3)&amp;&quot;,&quot;" office:value-type="string" office:string-value="0.442944691807002," calcext:value-type="string">
            <text:p>0.442944691807002,</text:p>
          </table:table-cell>
          <table:table-cell table:formula="of:=SQRT([.G3]*3)&amp;&quot;,&quot;" office:value-type="string" office:string-value="0.142828568570857," calcext:value-type="string">
            <text:p>0.142828568570857,</text:p>
          </table:table-cell>
          <table:table-cell table:formula="of:=SQRT([.H3]*3)&amp;&quot;,&quot;" office:value-type="string" office:string-value="0.442944691807002," calcext:value-type="string">
            <text:p>0.442944691807002,</text:p>
          </table:table-cell>
          <table:table-cell table:formula="of:=SQRT([.I3]*3)&amp;&quot;,&quot;" office:value-type="string" office:string-value="0.142828568570857," calcext:value-type="string">
            <text:p>0.142828568570857,</text:p>
          </table:table-cell>
          <table:table-cell table:formula="of:=SQRT([.J3]*3)&amp;&quot;,&quot;" office:value-type="string" office:string-value="0.442944691807002," calcext:value-type="string">
            <text:p>0.442944691807002,</text:p>
          </table:table-cell>
          <table:table-cell table:formula="of:=SQRT([.K3]*3)&amp;&quot;,&quot;" office:value-type="string" office:string-value="0.142828568570857," calcext:value-type="string">
            <text:p>0.142828568570857,</text:p>
          </table:table-cell>
          <table:table-cell table:formula="of:=SQRT([.L3]*3)&amp;&quot;,&quot;" office:value-type="string" office:string-value="0.442944691807002," calcext:value-type="string">
            <text:p>0.442944691807002,</text:p>
          </table:table-cell>
          <table:table-cell table:formula="of:=SQRT([.M3]*3)&amp;&quot;,&quot;" office:value-type="string" office:string-value="0.142828568570857," calcext:value-type="string">
            <text:p>0.142828568570857,</text:p>
          </table:table-cell>
          <table:table-cell table:formula="of:=SQRT([.N3]*3)&amp;&quot;,&quot;" office:value-type="string" office:string-value="0.442944691807002," calcext:value-type="string">
            <text:p>0.442944691807002,</text:p>
          </table:table-cell>
          <table:table-cell table:formula="of:=SQRT([.O3]*3)&amp;&quot;,&quot;" office:value-type="string" office:string-value="0.143457310723434," calcext:value-type="string">
            <text:p>0.143457310723434,</text:p>
          </table:table-cell>
          <table:table-cell table:formula="of:=SQRT([.P3]*3)&amp;&quot;,&quot;" office:value-type="string" office:string-value="0.442944691807002," calcext:value-type="string">
            <text:p>0.442944691807002,</text:p>
          </table:table-cell>
          <table:table-cell table:formula="of:=SQRT([.Q3]*3)&amp;&quot;,&quot;" office:value-type="string" office:string-value="0.143457310723434," calcext:value-type="string">
            <text:p>0.143457310723434,</text:p>
          </table:table-cell>
          <table:table-cell table:formula="of:=SQRT([.R3]*3)&amp;&quot;,&quot;" office:value-type="string" office:string-value="1.40071410359145," calcext:value-type="string">
            <text:p>1.40071410359145,</text:p>
          </table:table-cell>
          <table:table-cell table:formula="of:=SQRT([.S3]*3)&amp;&quot;,&quot;" office:value-type="string" office:string-value="0.142828568570857," calcext:value-type="string">
            <text:p>0.142828568570857,</text:p>
          </table:table-cell>
          <table:table-cell table:formula="of:=SQRT([.T3]*3)&amp;&quot;,&quot;" office:value-type="string" office:string-value="0.442944691807002," calcext:value-type="string">
            <text:p>0.442944691807002,</text:p>
          </table:table-cell>
          <table:table-cell table:formula="of:=SQRT([.U3]*3)&amp;&quot;,&quot;" office:value-type="string" office:string-value="0.143520033444812," calcext:value-type="string">
            <text:p>0.143520033444812,</text:p>
          </table:table-cell>
          <table:table-cell/>
          <table:table-cell table:style-name="ce2" table:formula="of:=[.B22]&amp;[.D22]&amp;[.F22]&amp;[.H22]&amp;[.J22]&amp;[.L22]&amp;[.N22]&amp;[.P22]&amp;[.R22]&amp;[.T22]" office:value-type="string" office:string-value="0.442946723658726,0.442944691807002,0.442944691807002,0.442944691807002,0.442944691807002,0.442944691807002,0.442944691807002,0.442944691807002,1.40071410359145,0.442944691807002," calcext:value-type="string">
            <text:p>0.442946723658726,0.442944691807002,0.442944691807002,0.442944691807002,0.442944691807002,0.442944691807002,0.442944691807002,0.442944691807002,1.40071410359145,0.442944691807002,</text:p>
          </table:table-cell>
          <table:table-cell table:style-name="ce2" table:formula="of:=[.C22]&amp;[.E22]&amp;[.G22]&amp;[.I22]&amp;[.K22]&amp;[.M22]&amp;[.O22]&amp;[.Q22]&amp;[.S22]&amp;[.U22]" office:value-type="string" office:string-value="0.143523168861338,0.142828568570857,0.142828568570857,0.142828568570857,0.142828568570857,0.142828568570857,0.143457310723434,0.143457310723434,0.142828568570857,0.143520033444812," calcext:value-type="string">
            <text:p>0.143523168861338,0.142828568570857,0.142828568570857,0.142828568570857,0.142828568570857,0.142828568570857,0.143457310723434,0.143457310723434,0.142828568570857,0.143520033444812,</text:p>
          </table:table-cell>
        </table:table-row>
        <table:table-row table:style-name="ro1">
          <table:table-cell/>
          <table:table-cell table:formula="of:=[.B4]&amp;&quot;,&quot;" office:value-type="string" office:string-value="2.82655," calcext:value-type="string">
            <text:p>2.82655,</text:p>
          </table:table-cell>
          <table:table-cell table:formula="of:=[.C4]&amp;&quot;,&quot;" office:value-type="string" office:string-value="3.34359," calcext:value-type="string">
            <text:p>3.34359,</text:p>
          </table:table-cell>
          <table:table-cell table:formula="of:=[.D4]&amp;&quot;,&quot;" office:value-type="string" office:string-value="2.53," calcext:value-type="string">
            <text:p>2.53,</text:p>
          </table:table-cell>
          <table:table-cell table:formula="of:=[.E4]&amp;&quot;,&quot;" office:value-type="string" office:string-value="2.69," calcext:value-type="string">
            <text:p>2.69,</text:p>
          </table:table-cell>
          <table:table-cell table:formula="of:=[.F4]&amp;&quot;,&quot;" office:value-type="string" office:string-value="2.51422," calcext:value-type="string">
            <text:p>2.51422,</text:p>
          </table:table-cell>
          <table:table-cell table:formula="of:=[.G4]&amp;&quot;,&quot;" office:value-type="string" office:string-value="2.675," calcext:value-type="string">
            <text:p>2.675,</text:p>
          </table:table-cell>
          <table:table-cell table:formula="of:=[.H4]&amp;&quot;,&quot;" office:value-type="string" office:string-value="2.4979," calcext:value-type="string">
            <text:p>2.4979,</text:p>
          </table:table-cell>
          <table:table-cell table:formula="of:=[.I4]&amp;&quot;,&quot;" office:value-type="string" office:string-value="2.6668," calcext:value-type="string">
            <text:p>2.6668,</text:p>
          </table:table-cell>
          <table:table-cell table:formula="of:=[.J4]&amp;&quot;,&quot;" office:value-type="string" office:string-value="2.49," calcext:value-type="string">
            <text:p>2.49,</text:p>
          </table:table-cell>
          <table:table-cell table:formula="of:=[.K4]&amp;&quot;,&quot;" office:value-type="string" office:string-value="2.654," calcext:value-type="string">
            <text:p>2.654,</text:p>
          </table:table-cell>
          <table:table-cell table:formula="of:=[.L4]&amp;&quot;,&quot;" office:value-type="string" office:string-value="2.51," calcext:value-type="string">
            <text:p>2.51,</text:p>
          </table:table-cell>
          <table:table-cell table:formula="of:=[.M4]&amp;&quot;,&quot;" office:value-type="string" office:string-value="2.69," calcext:value-type="string">
            <text:p>2.69,</text:p>
          </table:table-cell>
          <table:table-cell table:formula="of:=[.N4]&amp;&quot;,&quot;" office:value-type="string" office:string-value="2.52," calcext:value-type="string">
            <text:p>2.52,</text:p>
          </table:table-cell>
          <table:table-cell table:formula="of:=[.O4]&amp;&quot;,&quot;" office:value-type="string" office:string-value="2.712," calcext:value-type="string">
            <text:p>2.712,</text:p>
          </table:table-cell>
          <table:table-cell table:formula="of:=[.P4]&amp;&quot;,&quot;" office:value-type="string" office:string-value="2.5199," calcext:value-type="string">
            <text:p>2.5199,</text:p>
          </table:table-cell>
          <table:table-cell table:formula="of:=[.Q4]&amp;&quot;,&quot;" office:value-type="string" office:string-value="2.692," calcext:value-type="string">
            <text:p>2.692,</text:p>
          </table:table-cell>
          <table:table-cell table:formula="of:=[.R4]&amp;&quot;,&quot;" office:value-type="string" office:string-value="2.496," calcext:value-type="string">
            <text:p>2.496,</text:p>
          </table:table-cell>
          <table:table-cell table:formula="of:=[.S4]&amp;&quot;,&quot;" office:value-type="string" office:string-value="2.662," calcext:value-type="string">
            <text:p>2.662,</text:p>
          </table:table-cell>
          <table:table-cell table:formula="of:=[.T4]&amp;&quot;,&quot;" office:value-type="string" office:string-value="2.489," calcext:value-type="string">
            <text:p>2.489,</text:p>
          </table:table-cell>
          <table:table-cell table:formula="of:=[.U4]&amp;&quot;,&quot;" office:value-type="string" office:string-value="2.68666," calcext:value-type="string">
            <text:p>2.68666,</text:p>
          </table:table-cell>
          <table:table-cell/>
          <table:table-cell table:formula="of:=[.B23]&amp;[.D23]&amp;[.F23]&amp;[.H23]&amp;[.J23]&amp;[.L23]&amp;[.N23]&amp;[.P23]&amp;[.R23]&amp;[.T23]" office:value-type="string" office:string-value="2.82655,2.53,2.51422,2.4979,2.49,2.51,2.52,2.5199,2.496,2.489," calcext:value-type="string">
            <text:p>2.82655,2.53,2.51422,2.4979,2.49,2.51,2.52,2.5199,2.496,2.489,</text:p>
          </table:table-cell>
          <table:table-cell table:formula="of:=[.C23]&amp;[.E23]&amp;[.G23]&amp;[.I23]&amp;[.K23]&amp;[.M23]&amp;[.O23]&amp;[.Q23]&amp;[.S23]&amp;[.U23]" office:value-type="string" office:string-value="3.34359,2.69,2.675,2.6668,2.654,2.69,2.712,2.692,2.662,2.68666," calcext:value-type="string">
            <text:p>3.34359,2.69,2.675,2.6668,2.654,2.69,2.712,2.692,2.662,2.68666,</text:p>
          </table:table-cell>
        </table:table-row>
        <table:table-row table:style-name="ro1">
          <table:table-cell/>
          <table:table-cell table:formula="of:=[.B5]&amp;&quot;,&quot;" office:value-type="string" office:string-value="0," calcext:value-type="string">
            <text:p>0,</text:p>
          </table:table-cell>
          <table:table-cell table:formula="of:=[.C5]&amp;&quot;,&quot;" office:value-type="string" office:string-value="0," calcext:value-type="string">
            <text:p>0,</text:p>
          </table:table-cell>
          <table:table-cell table:formula="of:=[.D5]&amp;&quot;,&quot;" office:value-type="string" office:string-value="," calcext:value-type="string">
            <text:p>,</text:p>
          </table:table-cell>
          <table:table-cell table:formula="of:=[.E5]&amp;&quot;,&quot;" office:value-type="string" office:string-value="," calcext:value-type="string">
            <text:p>,</text:p>
          </table:table-cell>
          <table:table-cell table:formula="of:=[.F5]&amp;&quot;,&quot;" office:value-type="string" office:string-value="," calcext:value-type="string">
            <text:p>,</text:p>
          </table:table-cell>
          <table:table-cell table:formula="of:=[.G5]&amp;&quot;,&quot;" office:value-type="string" office:string-value="," calcext:value-type="string">
            <text:p>,</text:p>
          </table:table-cell>
          <table:table-cell table:formula="of:=[.H5]&amp;&quot;,&quot;" office:value-type="string" office:string-value="," calcext:value-type="string">
            <text:p>,</text:p>
          </table:table-cell>
          <table:table-cell table:formula="of:=[.I5]&amp;&quot;,&quot;" office:value-type="string" office:string-value="," calcext:value-type="string">
            <text:p>,</text:p>
          </table:table-cell>
          <table:table-cell table:formula="of:=[.J5]&amp;&quot;,&quot;" office:value-type="string" office:string-value="," calcext:value-type="string">
            <text:p>,</text:p>
          </table:table-cell>
          <table:table-cell table:formula="of:=[.K5]&amp;&quot;,&quot;" office:value-type="string" office:string-value="," calcext:value-type="string">
            <text:p>,</text:p>
          </table:table-cell>
          <table:table-cell table:formula="of:=[.L5]&amp;&quot;,&quot;" office:value-type="string" office:string-value="," calcext:value-type="string">
            <text:p>,</text:p>
          </table:table-cell>
          <table:table-cell table:formula="of:=[.M5]&amp;&quot;,&quot;" office:value-type="string" office:string-value="," calcext:value-type="string">
            <text:p>,</text:p>
          </table:table-cell>
          <table:table-cell table:formula="of:=[.N5]&amp;&quot;,&quot;" office:value-type="string" office:string-value="," calcext:value-type="string">
            <text:p>,</text:p>
          </table:table-cell>
          <table:table-cell table:formula="of:=[.O5]&amp;&quot;,&quot;" office:value-type="string" office:string-value="," calcext:value-type="string">
            <text:p>,</text:p>
          </table:table-cell>
          <table:table-cell table:formula="of:=[.P5]&amp;&quot;,&quot;" office:value-type="string" office:string-value="," calcext:value-type="string">
            <text:p>,</text:p>
          </table:table-cell>
          <table:table-cell table:formula="of:=[.Q5]&amp;&quot;,&quot;" office:value-type="string" office:string-value="," calcext:value-type="string">
            <text:p>,</text:p>
          </table:table-cell>
          <table:table-cell table:formula="of:=[.R5]&amp;&quot;,&quot;" office:value-type="string" office:string-value="," calcext:value-type="string">
            <text:p>,</text:p>
          </table:table-cell>
          <table:table-cell table:formula="of:=[.S5]&amp;&quot;,&quot;" office:value-type="string" office:string-value="," calcext:value-type="string">
            <text:p>,</text:p>
          </table:table-cell>
          <table:table-cell table:formula="of:=[.T5]&amp;&quot;,&quot;" office:value-type="string" office:string-value="," calcext:value-type="string">
            <text:p>,</text:p>
          </table:table-cell>
          <table:table-cell table:formula="of:=[.U5]&amp;&quot;,&quot;" office:value-type="string" office:string-value="," calcext:value-type="string">
            <text:p>,</text:p>
          </table:table-cell>
          <table:table-cell table:number-columns-repeated="3"/>
        </table:table-row>
        <table:table-row table:style-name="ro1">
          <table:table-cell/>
          <table:table-cell table:formula="of:=[.B6]&amp;&quot;,&quot;" office:value-type="string" office:string-value="5," calcext:value-type="string">
            <text:p>5,</text:p>
          </table:table-cell>
          <table:table-cell table:formula="of:=[.C6]&amp;&quot;,&quot;" office:value-type="string" office:string-value="4," calcext:value-type="string">
            <text:p>4,</text:p>
          </table:table-cell>
          <table:table-cell table:formula="of:=[.D6]&amp;&quot;,&quot;" office:value-type="string" office:string-value="5," calcext:value-type="string">
            <text:p>5,</text:p>
          </table:table-cell>
          <table:table-cell table:formula="of:=[.E6]&amp;&quot;,&quot;" office:value-type="string" office:string-value="4," calcext:value-type="string">
            <text:p>4,</text:p>
          </table:table-cell>
          <table:table-cell table:formula="of:=[.F6]&amp;&quot;,&quot;" office:value-type="string" office:string-value="5," calcext:value-type="string">
            <text:p>5,</text:p>
          </table:table-cell>
          <table:table-cell table:formula="of:=[.G6]&amp;&quot;,&quot;" office:value-type="string" office:string-value="4," calcext:value-type="string">
            <text:p>4,</text:p>
          </table:table-cell>
          <table:table-cell table:formula="of:=[.H6]&amp;&quot;,&quot;" office:value-type="string" office:string-value="5," calcext:value-type="string">
            <text:p>5,</text:p>
          </table:table-cell>
          <table:table-cell table:formula="of:=[.I6]&amp;&quot;,&quot;" office:value-type="string" office:string-value="4," calcext:value-type="string">
            <text:p>4,</text:p>
          </table:table-cell>
          <table:table-cell table:formula="of:=[.J6]&amp;&quot;,&quot;" office:value-type="string" office:string-value="," calcext:value-type="string">
            <text:p>,</text:p>
          </table:table-cell>
          <table:table-cell table:formula="of:=[.K6]&amp;&quot;,&quot;" office:value-type="string" office:string-value="," calcext:value-type="string">
            <text:p>,</text:p>
          </table:table-cell>
          <table:table-cell table:formula="of:=[.L6]&amp;&quot;,&quot;" office:value-type="string" office:string-value="5," calcext:value-type="string">
            <text:p>5,</text:p>
          </table:table-cell>
          <table:table-cell table:formula="of:=[.M6]&amp;&quot;,&quot;" office:value-type="string" office:string-value="4," calcext:value-type="string">
            <text:p>4,</text:p>
          </table:table-cell>
          <table:table-cell table:formula="of:=[.N6]&amp;&quot;,&quot;" office:value-type="string" office:string-value="5," calcext:value-type="string">
            <text:p>5,</text:p>
          </table:table-cell>
          <table:table-cell table:formula="of:=[.O6]&amp;&quot;,&quot;" office:value-type="string" office:string-value="4," calcext:value-type="string">
            <text:p>4,</text:p>
          </table:table-cell>
          <table:table-cell table:formula="of:=[.P6]&amp;&quot;,&quot;" office:value-type="string" office:string-value="5," calcext:value-type="string">
            <text:p>5,</text:p>
          </table:table-cell>
          <table:table-cell table:formula="of:=[.Q6]&amp;&quot;,&quot;" office:value-type="string" office:string-value="4," calcext:value-type="string">
            <text:p>4,</text:p>
          </table:table-cell>
          <table:table-cell table:formula="of:=[.R6]&amp;&quot;,&quot;" office:value-type="string" office:string-value="5," calcext:value-type="string">
            <text:p>5,</text:p>
          </table:table-cell>
          <table:table-cell table:formula="of:=[.S6]&amp;&quot;,&quot;" office:value-type="string" office:string-value="4," calcext:value-type="string">
            <text:p>4,</text:p>
          </table:table-cell>
          <table:table-cell table:formula="of:=[.T6]&amp;&quot;,&quot;" office:value-type="string" office:string-value="5," calcext:value-type="string">
            <text:p>5,</text:p>
          </table:table-cell>
          <table:table-cell table:formula="of:=[.U6]&amp;&quot;,&quot;" office:value-type="string" office:string-value="4," calcext:value-type="string">
            <text:p>4,</text:p>
          </table:table-cell>
          <table:table-cell/>
          <table:table-cell table:formula="of:=[.B25]&amp;[.D25]&amp;[.F25]&amp;[.H25]&amp;[.J25]&amp;[.L25]&amp;[.N25]&amp;[.P25]&amp;[.R25]&amp;[.T25]" office:value-type="string" office:string-value="5,5,5,5,,5,5,5,5,5," calcext:value-type="string">
            <text:p>5,5,5,5,,5,5,5,5,5,</text:p>
          </table:table-cell>
          <table:table-cell table:formula="of:=[.C25]&amp;[.E25]&amp;[.G25]&amp;[.I25]&amp;[.K25]&amp;[.M25]&amp;[.O25]&amp;[.Q25]&amp;[.S25]&amp;[.U25]" office:value-type="string" office:string-value="4,4,4,4,,4,4,4,4,4," calcext:value-type="string">
            <text:p>4,4,4,4,,4,4,4,4,4,</text:p>
          </table:table-cell>
        </table:table-row>
        <table:table-row table:style-name="ro1">
          <table:table-cell/>
          <table:table-cell table:formula="of:=[.B7]&amp;&quot;,&quot;" office:value-type="string" office:string-value="," calcext:value-type="string">
            <text:p>,</text:p>
          </table:table-cell>
          <table:table-cell table:formula="of:=[.C7]&amp;&quot;,&quot;" office:value-type="string" office:string-value="," calcext:value-type="string">
            <text:p>,</text:p>
          </table:table-cell>
          <table:table-cell table:formula="of:=[.D7]&amp;&quot;,&quot;" office:value-type="string" office:string-value="," calcext:value-type="string">
            <text:p>,</text:p>
          </table:table-cell>
          <table:table-cell table:formula="of:=[.E7]&amp;&quot;,&quot;" office:value-type="string" office:string-value="," calcext:value-type="string">
            <text:p>,</text:p>
          </table:table-cell>
          <table:table-cell table:formula="of:=[.F7]&amp;&quot;,&quot;" office:value-type="string" office:string-value="," calcext:value-type="string">
            <text:p>,</text:p>
          </table:table-cell>
          <table:table-cell table:formula="of:=[.G7]&amp;&quot;,&quot;" office:value-type="string" office:string-value="," calcext:value-type="string">
            <text:p>,</text:p>
          </table:table-cell>
          <table:table-cell table:formula="of:=[.H7]&amp;&quot;,&quot;" office:value-type="string" office:string-value="," calcext:value-type="string">
            <text:p>,</text:p>
          </table:table-cell>
          <table:table-cell table:formula="of:=[.I7]&amp;&quot;,&quot;" office:value-type="string" office:string-value="," calcext:value-type="string">
            <text:p>,</text:p>
          </table:table-cell>
          <table:table-cell table:formula="of:=[.J7]&amp;&quot;,&quot;" office:value-type="string" office:string-value="," calcext:value-type="string">
            <text:p>,</text:p>
          </table:table-cell>
          <table:table-cell table:formula="of:=[.K7]&amp;&quot;,&quot;" office:value-type="string" office:string-value="," calcext:value-type="string">
            <text:p>,</text:p>
          </table:table-cell>
          <table:table-cell table:formula="of:=[.L7]&amp;&quot;,&quot;" office:value-type="string" office:string-value="," calcext:value-type="string">
            <text:p>,</text:p>
          </table:table-cell>
          <table:table-cell table:formula="of:=[.M7]&amp;&quot;,&quot;" office:value-type="string" office:string-value="," calcext:value-type="string">
            <text:p>,</text:p>
          </table:table-cell>
          <table:table-cell table:formula="of:=[.N7]&amp;&quot;,&quot;" office:value-type="string" office:string-value="," calcext:value-type="string">
            <text:p>,</text:p>
          </table:table-cell>
          <table:table-cell table:formula="of:=[.O7]&amp;&quot;,&quot;" office:value-type="string" office:string-value="," calcext:value-type="string">
            <text:p>,</text:p>
          </table:table-cell>
          <table:table-cell table:formula="of:=[.P7]&amp;&quot;,&quot;" office:value-type="string" office:string-value="," calcext:value-type="string">
            <text:p>,</text:p>
          </table:table-cell>
          <table:table-cell table:formula="of:=[.Q7]&amp;&quot;,&quot;" office:value-type="string" office:string-value="," calcext:value-type="string">
            <text:p>,</text:p>
          </table:table-cell>
          <table:table-cell table:formula="of:=[.R7]&amp;&quot;,&quot;" office:value-type="string" office:string-value="," calcext:value-type="string">
            <text:p>,</text:p>
          </table:table-cell>
          <table:table-cell table:formula="of:=[.S7]&amp;&quot;,&quot;" office:value-type="string" office:string-value="," calcext:value-type="string">
            <text:p>,</text:p>
          </table:table-cell>
          <table:table-cell table:formula="of:=[.T7]&amp;&quot;,&quot;" office:value-type="string" office:string-value="," calcext:value-type="string">
            <text:p>,</text:p>
          </table:table-cell>
          <table:table-cell table:formula="of:=[.U7]&amp;&quot;,&quot;" office:value-type="string" office:string-value="," calcext:value-type="string">
            <text:p>,</text:p>
          </table:table-cell>
          <table:table-cell table:number-columns-repeated="3"/>
        </table:table-row>
        <table:table-row table:style-name="ro1">
          <table:table-cell/>
          <table:table-cell table:formula="of:=[.B8]&amp;&quot;,&quot;" office:value-type="string" office:string-value="0.946865," calcext:value-type="string">
            <text:p>0.946865,</text:p>
          </table:table-cell>
          <table:table-cell table:formula="of:=[.C8]&amp;&quot;,&quot;" office:value-type="string" office:string-value="2.8009," calcext:value-type="string">
            <text:p>2.8009,</text:p>
          </table:table-cell>
          <table:table-cell table:formula="of:=[.D8]&amp;&quot;,&quot;" office:value-type="string" office:string-value="1.56058," calcext:value-type="string">
            <text:p>1.56058,</text:p>
          </table:table-cell>
          <table:table-cell table:formula="of:=[.E8]&amp;&quot;,&quot;" office:value-type="string" office:string-value="3.03776," calcext:value-type="string">
            <text:p>3.03776,</text:p>
          </table:table-cell>
          <table:table-cell table:formula="of:=[.F8]&amp;&quot;,&quot;" office:value-type="string" office:string-value="2.35561," calcext:value-type="string">
            <text:p>2.35561,</text:p>
          </table:table-cell>
          <table:table-cell table:formula="of:=[.G8]&amp;&quot;,&quot;" office:value-type="string" office:string-value="1.13258," calcext:value-type="string">
            <text:p>1.13258,</text:p>
          </table:table-cell>
          <table:table-cell table:formula="of:=[.H8]&amp;&quot;,&quot;" office:value-type="string" office:string-value="0.740998," calcext:value-type="string">
            <text:p>0.740998,</text:p>
          </table:table-cell>
          <table:table-cell table:formula="of:=[.I8]&amp;&quot;,&quot;" office:value-type="string" office:string-value="1.2517," calcext:value-type="string">
            <text:p>1.2517,</text:p>
          </table:table-cell>
          <table:table-cell table:formula="of:=[.J8]&amp;&quot;,&quot;" office:value-type="string" office:string-value="2.3066," calcext:value-type="string">
            <text:p>2.3066,</text:p>
          </table:table-cell>
          <table:table-cell table:formula="of:=[.K8]&amp;&quot;,&quot;" office:value-type="string" office:string-value="1.84372," calcext:value-type="string">
            <text:p>1.84372,</text:p>
          </table:table-cell>
          <table:table-cell table:formula="of:=[.L8]&amp;&quot;,&quot;" office:value-type="string" office:string-value="1.2648," calcext:value-type="string">
            <text:p>1.2648,</text:p>
          </table:table-cell>
          <table:table-cell table:formula="of:=[.M8]&amp;&quot;,&quot;" office:value-type="string" office:string-value="2.2583," calcext:value-type="string">
            <text:p>2.2583,</text:p>
          </table:table-cell>
          <table:table-cell table:formula="of:=[.N8]&amp;&quot;,&quot;" office:value-type="string" office:string-value="2.97505," calcext:value-type="string">
            <text:p>2.97505,</text:p>
          </table:table-cell>
          <table:table-cell table:formula="of:=[.O8]&amp;&quot;,&quot;" office:value-type="string" office:string-value="3.11546," calcext:value-type="string">
            <text:p>3.11546,</text:p>
          </table:table-cell>
          <table:table-cell table:formula="of:=[.P8]&amp;&quot;,&quot;" office:value-type="string" office:string-value="2.50283," calcext:value-type="string">
            <text:p>2.50283,</text:p>
          </table:table-cell>
          <table:table-cell table:formula="of:=[.Q8]&amp;&quot;,&quot;" office:value-type="string" office:string-value="2.50459," calcext:value-type="string">
            <text:p>2.50459,</text:p>
          </table:table-cell>
          <table:table-cell table:formula="of:=[.R8]&amp;&quot;,&quot;" office:value-type="string" office:string-value="3.12456," calcext:value-type="string">
            <text:p>3.12456,</text:p>
          </table:table-cell>
          <table:table-cell table:formula="of:=[.S8]&amp;&quot;,&quot;" office:value-type="string" office:string-value="2.7923," calcext:value-type="string">
            <text:p>2.7923,</text:p>
          </table:table-cell>
          <table:table-cell table:formula="of:=[.T8]&amp;&quot;,&quot;" office:value-type="string" office:string-value="2.976," calcext:value-type="string">
            <text:p>2.976,</text:p>
          </table:table-cell>
          <table:table-cell table:formula="of:=[.U8]&amp;&quot;,&quot;" office:value-type="string" office:string-value="2.5056," calcext:value-type="string">
            <text:p>2.5056,</text:p>
          </table:table-cell>
          <table:table-cell/>
          <table:table-cell table:formula="of:=[.B27]&amp;[.D27]&amp;[.F27]&amp;[.H27]&amp;[.J27]&amp;[.L27]&amp;[.N27]&amp;[.P27]&amp;[.R27]&amp;[.T27]" office:value-type="string" office:string-value="0.946865,1.56058,2.35561,0.740998,2.3066,1.2648,2.97505,2.50283,3.12456,2.976," calcext:value-type="string">
            <text:p>0.946865,1.56058,2.35561,0.740998,2.3066,1.2648,2.97505,2.50283,3.12456,2.976,</text:p>
          </table:table-cell>
          <table:table-cell table:formula="of:=[.C27]&amp;[.E27]&amp;[.G27]&amp;[.I27]&amp;[.K27]&amp;[.M27]&amp;[.O27]&amp;[.Q27]&amp;[.S27]&amp;[.U27]" office:value-type="string" office:string-value="2.8009,3.03776,1.13258,1.2517,1.84372,2.2583,3.11546,2.50459,2.7923,2.5056," calcext:value-type="string">
            <text:p>2.8009,3.03776,1.13258,1.2517,1.84372,2.2583,3.11546,2.50459,2.7923,2.5056,</text:p>
          </table:table-cell>
        </table:table-row>
        <table:table-row table:style-name="ro1">
          <table:table-cell/>
          <table:table-cell table:formula="of:=SQRT([.B9]*3)&amp;&quot;,&quot;" office:value-type="string" office:string-value="1.26327669178213," calcext:value-type="string">
            <text:p>1.26327669178213,</text:p>
          </table:table-cell>
          <table:table-cell table:formula="of:=SQRT([.C9]*3)&amp;&quot;,&quot;" office:value-type="string" office:string-value="2.40099354434784," calcext:value-type="string">
            <text:p>2.40099354434784,</text:p>
          </table:table-cell>
          <table:table-cell table:formula="of:=SQRT([.D9]*3)&amp;&quot;,&quot;" office:value-type="string" office:string-value="1.93520541545336," calcext:value-type="string">
            <text:p>1.93520541545336,</text:p>
          </table:table-cell>
          <table:table-cell table:formula="of:=SQRT([.E9]*3)&amp;&quot;,&quot;" office:value-type="string" office:string-value="2.30485140518863," calcext:value-type="string">
            <text:p>2.30485140518863,</text:p>
          </table:table-cell>
          <table:table-cell table:formula="of:=SQRT([.F9]*3)&amp;&quot;,&quot;" office:value-type="string" office:string-value="0.648973805326532," calcext:value-type="string">
            <text:p>0.648973805326532,</text:p>
          </table:table-cell>
          <table:table-cell table:formula="of:=SQRT([.G9]*3)&amp;&quot;,&quot;" office:value-type="string" office:string-value="2.13429145151266," calcext:value-type="string">
            <text:p>2.13429145151266,</text:p>
          </table:table-cell>
          <table:table-cell table:formula="of:=SQRT([.H9]*3)&amp;&quot;,&quot;" office:value-type="string" office:string-value="3.37039463564729," calcext:value-type="string">
            <text:p>3.37039463564729,</text:p>
          </table:table-cell>
          <table:table-cell table:formula="of:=SQRT([.I9]*3)&amp;&quot;,&quot;" office:value-type="string" office:string-value="5.16407978249756," calcext:value-type="string">
            <text:p>5.16407978249756,</text:p>
          </table:table-cell>
          <table:table-cell table:formula="of:=SQRT([.J9]*3)&amp;&quot;,&quot;" office:value-type="string" office:string-value="1.56900860418291," calcext:value-type="string">
            <text:p>1.56900860418291,</text:p>
          </table:table-cell>
          <table:table-cell table:formula="of:=SQRT([.K9]*3)&amp;&quot;,&quot;" office:value-type="string" office:string-value="3.94038323009324," calcext:value-type="string">
            <text:p>3.94038323009324,</text:p>
          </table:table-cell>
          <table:table-cell table:formula="of:=SQRT([.L9]*3)&amp;&quot;,&quot;" office:value-type="string" office:string-value="1.62314509517788," calcext:value-type="string">
            <text:p>1.62314509517788,</text:p>
          </table:table-cell>
          <table:table-cell table:formula="of:=SQRT([.M9]*3)&amp;&quot;,&quot;" office:value-type="string" office:string-value="1.94182903469899," calcext:value-type="string">
            <text:p>1.94182903469899,</text:p>
          </table:table-cell>
          <table:table-cell table:formula="of:=SQRT([.N9]*3)&amp;&quot;,&quot;" office:value-type="string" office:string-value="1.39706835910058," calcext:value-type="string">
            <text:p>1.39706835910058,</text:p>
          </table:table-cell>
          <table:table-cell table:formula="of:=SQRT([.O9]*3)&amp;&quot;,&quot;" office:value-type="string" office:string-value="2.7735699017692," calcext:value-type="string">
            <text:p>2.7735699017692,</text:p>
          </table:table-cell>
          <table:table-cell table:formula="of:=SQRT([.P9]*3)&amp;&quot;,&quot;" office:value-type="string" office:string-value="1.97142080743813," calcext:value-type="string">
            <text:p>1.97142080743813,</text:p>
          </table:table-cell>
          <table:table-cell table:formula="of:=SQRT([.Q9]*3)&amp;&quot;,&quot;" office:value-type="string" office:string-value="2.45998780484782," calcext:value-type="string">
            <text:p>2.45998780484782,</text:p>
          </table:table-cell>
          <table:table-cell table:formula="of:=SQRT([.R9]*3)&amp;&quot;,&quot;" office:value-type="string" office:string-value="1.57201240453121," calcext:value-type="string">
            <text:p>1.57201240453121,</text:p>
          </table:table-cell>
          <table:table-cell table:formula="of:=SQRT([.S9]*3)&amp;&quot;,&quot;" office:value-type="string" office:string-value="3.53096304143785," calcext:value-type="string">
            <text:p>3.53096304143785,</text:p>
          </table:table-cell>
          <table:table-cell table:formula="of:=SQRT([.T9]*3)&amp;&quot;,&quot;" office:value-type="string" office:string-value="1.49549322967374," calcext:value-type="string">
            <text:p>1.49549322967374,</text:p>
          </table:table-cell>
          <table:table-cell table:formula="of:=SQRT([.U9]*3)&amp;&quot;,&quot;" office:value-type="string" office:string-value="0.969639108122192," calcext:value-type="string">
            <text:p>0.969639108122192,</text:p>
          </table:table-cell>
          <table:table-cell/>
          <table:table-cell table:formula="of:=[.B28]&amp;[.D28]&amp;[.F28]&amp;[.H28]&amp;[.J28]&amp;[.L28]&amp;[.N28]&amp;[.P28]&amp;[.R28]&amp;[.T28]" office:value-type="string" office:string-value="1.26327669178213,1.93520541545336,0.648973805326532,3.37039463564729,1.56900860418291,1.62314509517788,1.39706835910058,1.97142080743813,1.57201240453121,1.49549322967374," calcext:value-type="string">
            <text:p>1.26327669178213,1.93520541545336,0.648973805326532,3.37039463564729,1.56900860418291,1.62314509517788,1.39706835910058,1.97142080743813,1.57201240453121,1.49549322967374,</text:p>
          </table:table-cell>
          <table:table-cell table:formula="of:=[.C28]&amp;[.E28]&amp;[.G28]&amp;[.I28]&amp;[.K28]&amp;[.M28]&amp;[.O28]&amp;[.Q28]&amp;[.S28]&amp;[.U28]" office:value-type="string" office:string-value="2.40099354434784,2.30485140518863,2.13429145151266,5.16407978249756,3.94038323009324,1.94182903469899,2.7735699017692,2.45998780484782,3.53096304143785,0.969639108122192," calcext:value-type="string">
            <text:p>2.40099354434784,2.30485140518863,2.13429145151266,5.16407978249756,3.94038323009324,1.94182903469899,2.7735699017692,2.45998780484782,3.53096304143785,0.969639108122192,</text:p>
          </table:table-cell>
        </table:table-row>
        <table:table-row table:style-name="ro1">
          <table:table-cell/>
          <table:table-cell table:formula="of:=[.B10]&amp;&quot;,&quot;" office:value-type="string" office:string-value="4.30817," calcext:value-type="string">
            <text:p>4.30817,</text:p>
          </table:table-cell>
          <table:table-cell table:formula="of:=[.C10]&amp;&quot;,&quot;" office:value-type="string" office:string-value="5.7878," calcext:value-type="string">
            <text:p>5.7878,</text:p>
          </table:table-cell>
          <table:table-cell table:formula="of:=[.D10]&amp;&quot;,&quot;" office:value-type="string" office:string-value="1.74255," calcext:value-type="string">
            <text:p>1.74255,</text:p>
          </table:table-cell>
          <table:table-cell table:formula="of:=[.E10]&amp;&quot;,&quot;" office:value-type="string" office:string-value="2.47531," calcext:value-type="string">
            <text:p>2.47531,</text:p>
          </table:table-cell>
          <table:table-cell table:formula="of:=[.F10]&amp;&quot;,&quot;" office:value-type="string" office:string-value="0.926," calcext:value-type="string">
            <text:p>0.926,</text:p>
          </table:table-cell>
          <table:table-cell table:formula="of:=[.G10]&amp;&quot;,&quot;" office:value-type="string" office:string-value="1.46053," calcext:value-type="string">
            <text:p>1.46053,</text:p>
          </table:table-cell>
          <table:table-cell table:formula="of:=[.H10]&amp;&quot;,&quot;" office:value-type="string" office:string-value="2.02322," calcext:value-type="string">
            <text:p>2.02322,</text:p>
          </table:table-cell>
          <table:table-cell table:formula="of:=[.I10]&amp;&quot;,&quot;" office:value-type="string" office:string-value="1.9315," calcext:value-type="string">
            <text:p>1.9315,</text:p>
          </table:table-cell>
          <table:table-cell table:formula="of:=[.J10]&amp;&quot;,&quot;" office:value-type="string" office:string-value="0.935898," calcext:value-type="string">
            <text:p>0.935898,</text:p>
          </table:table-cell>
          <table:table-cell table:formula="of:=[.K10]&amp;&quot;,&quot;" office:value-type="string" office:string-value="2.34021," calcext:value-type="string">
            <text:p>2.34021,</text:p>
          </table:table-cell>
          <table:table-cell table:formula="of:=[.L10]&amp;&quot;,&quot;" office:value-type="string" office:string-value="0.7277729," calcext:value-type="string">
            <text:p>0.7277729,</text:p>
          </table:table-cell>
          <table:table-cell table:formula="of:=[.M10]&amp;&quot;,&quot;" office:value-type="string" office:string-value="1.2362," calcext:value-type="string">
            <text:p>1.2362,</text:p>
          </table:table-cell>
          <table:table-cell table:formula="of:=[.N10]&amp;&quot;,&quot;" office:value-type="string" office:string-value="1.5657," calcext:value-type="string">
            <text:p>1.5657,</text:p>
          </table:table-cell>
          <table:table-cell table:formula="of:=[.O10]&amp;&quot;,&quot;" office:value-type="string" office:string-value="2.26684," calcext:value-type="string">
            <text:p>2.26684,</text:p>
          </table:table-cell>
          <table:table-cell table:formula="of:=[.P10]&amp;&quot;,&quot;" office:value-type="string" office:string-value="0.7785," calcext:value-type="string">
            <text:p>0.7785,</text:p>
          </table:table-cell>
          <table:table-cell table:formula="of:=[.Q10]&amp;&quot;,&quot;" office:value-type="string" office:string-value="1.25354," calcext:value-type="string">
            <text:p>1.25354,</text:p>
          </table:table-cell>
          <table:table-cell table:formula="of:=[.R10]&amp;&quot;,&quot;" office:value-type="string" office:string-value="1.2865," calcext:value-type="string">
            <text:p>1.2865,</text:p>
          </table:table-cell>
          <table:table-cell table:formula="of:=[.S10]&amp;&quot;,&quot;" office:value-type="string" office:string-value="1.523," calcext:value-type="string">
            <text:p>1.523,</text:p>
          </table:table-cell>
          <table:table-cell table:formula="of:=[.T10]&amp;&quot;,&quot;" office:value-type="string" office:string-value="2.448," calcext:value-type="string">
            <text:p>2.448,</text:p>
          </table:table-cell>
          <table:table-cell table:formula="of:=[.U10]&amp;&quot;,&quot;" office:value-type="string" office:string-value="2.1548," calcext:value-type="string">
            <text:p>2.1548,</text:p>
          </table:table-cell>
          <table:table-cell/>
          <table:table-cell table:formula="of:=[.B29]&amp;[.D29]&amp;[.F29]&amp;[.H29]&amp;[.J29]&amp;[.L29]&amp;[.N29]&amp;[.P29]&amp;[.R29]&amp;[.T29]" office:value-type="string" office:string-value="4.30817,1.74255,0.926,2.02322,0.935898,0.7277729,1.5657,0.7785,1.2865,2.448," calcext:value-type="string">
            <text:p>4.30817,1.74255,0.926,2.02322,0.935898,0.7277729,1.5657,0.7785,1.2865,2.448,</text:p>
          </table:table-cell>
          <table:table-cell table:formula="of:=[.C29]&amp;[.E29]&amp;[.G29]&amp;[.I29]&amp;[.K29]&amp;[.M29]&amp;[.O29]&amp;[.Q29]&amp;[.S29]&amp;[.U29]" office:value-type="string" office:string-value="5.7878,2.47531,1.46053,1.9315,2.34021,1.2362,2.26684,1.25354,1.523,2.1548," calcext:value-type="string">
            <text:p>5.7878,2.47531,1.46053,1.9315,2.34021,1.2362,2.26684,1.25354,1.523,2.1548,</text:p>
          </table:table-cell>
        </table:table-row>
        <table:table-row table:style-name="ro1">
          <table:table-cell/>
          <table:table-cell table:formula="of:=[.B11]&amp;&quot;,&quot;" office:value-type="string" office:string-value="0.2," calcext:value-type="string">
            <text:p>0.2,</text:p>
          </table:table-cell>
          <table:table-cell table:formula="of:=[.C11]&amp;&quot;,&quot;" office:value-type="string" office:string-value="0.2," calcext:value-type="string">
            <text:p>0.2,</text:p>
          </table:table-cell>
          <table:table-cell table:formula="of:=[.D11]&amp;&quot;,&quot;" office:value-type="string" office:string-value="," calcext:value-type="string">
            <text:p>,</text:p>
          </table:table-cell>
          <table:table-cell table:formula="of:=[.E11]&amp;&quot;,&quot;" office:value-type="string" office:string-value="," calcext:value-type="string">
            <text:p>,</text:p>
          </table:table-cell>
          <table:table-cell table:formula="of:=[.F11]&amp;&quot;,&quot;" office:value-type="string" office:string-value="," calcext:value-type="string">
            <text:p>,</text:p>
          </table:table-cell>
          <table:table-cell table:formula="of:=[.G11]&amp;&quot;,&quot;" office:value-type="string" office:string-value="," calcext:value-type="string">
            <text:p>,</text:p>
          </table:table-cell>
          <table:table-cell table:formula="of:=[.H11]&amp;&quot;,&quot;" office:value-type="string" office:string-value="," calcext:value-type="string">
            <text:p>,</text:p>
          </table:table-cell>
          <table:table-cell table:formula="of:=[.I11]&amp;&quot;,&quot;" office:value-type="string" office:string-value="," calcext:value-type="string">
            <text:p>,</text:p>
          </table:table-cell>
          <table:table-cell table:formula="of:=[.J11]&amp;&quot;,&quot;" office:value-type="string" office:string-value="," calcext:value-type="string">
            <text:p>,</text:p>
          </table:table-cell>
          <table:table-cell table:formula="of:=[.K11]&amp;&quot;,&quot;" office:value-type="string" office:string-value="," calcext:value-type="string">
            <text:p>,</text:p>
          </table:table-cell>
          <table:table-cell table:formula="of:=[.L11]&amp;&quot;,&quot;" office:value-type="string" office:string-value="," calcext:value-type="string">
            <text:p>,</text:p>
          </table:table-cell>
          <table:table-cell table:formula="of:=[.M11]&amp;&quot;,&quot;" office:value-type="string" office:string-value="," calcext:value-type="string">
            <text:p>,</text:p>
          </table:table-cell>
          <table:table-cell table:formula="of:=[.N11]&amp;&quot;,&quot;" office:value-type="string" office:string-value="," calcext:value-type="string">
            <text:p>,</text:p>
          </table:table-cell>
          <table:table-cell table:formula="of:=[.O11]&amp;&quot;,&quot;" office:value-type="string" office:string-value="," calcext:value-type="string">
            <text:p>,</text:p>
          </table:table-cell>
          <table:table-cell table:formula="of:=[.P11]&amp;&quot;,&quot;" office:value-type="string" office:string-value="," calcext:value-type="string">
            <text:p>,</text:p>
          </table:table-cell>
          <table:table-cell table:formula="of:=[.Q11]&amp;&quot;,&quot;" office:value-type="string" office:string-value="," calcext:value-type="string">
            <text:p>,</text:p>
          </table:table-cell>
          <table:table-cell table:formula="of:=[.R11]&amp;&quot;,&quot;" office:value-type="string" office:string-value="," calcext:value-type="string">
            <text:p>,</text:p>
          </table:table-cell>
          <table:table-cell table:formula="of:=[.S11]&amp;&quot;,&quot;" office:value-type="string" office:string-value="," calcext:value-type="string">
            <text:p>,</text:p>
          </table:table-cell>
          <table:table-cell table:formula="of:=[.T11]&amp;&quot;,&quot;" office:value-type="string" office:string-value="," calcext:value-type="string">
            <text:p>,</text:p>
          </table:table-cell>
          <table:table-cell table:formula="of:=[.U11]&amp;&quot;,&quot;" office:value-type="string" office:string-value="," calcext:value-type="string">
            <text:p>,</text:p>
          </table:table-cell>
          <table:table-cell table:number-columns-repeated="3"/>
        </table:table-row>
        <table:table-row table:style-name="ro1">
          <table:table-cell/>
          <table:table-cell table:formula="of:=[.B12]&amp;&quot;,&quot;" office:value-type="string" office:string-value="15," calcext:value-type="string">
            <text:p>15,</text:p>
          </table:table-cell>
          <table:table-cell table:formula="of:=[.C12]&amp;&quot;,&quot;" office:value-type="string" office:string-value="11," calcext:value-type="string">
            <text:p>11,</text:p>
          </table:table-cell>
          <table:table-cell table:formula="of:=[.D12]&amp;&quot;,&quot;" office:value-type="string" office:string-value="5," calcext:value-type="string">
            <text:p>5,</text:p>
          </table:table-cell>
          <table:table-cell table:formula="of:=[.E12]&amp;&quot;,&quot;" office:value-type="string" office:string-value="4," calcext:value-type="string">
            <text:p>4,</text:p>
          </table:table-cell>
          <table:table-cell table:formula="of:=[.F12]&amp;&quot;,&quot;" office:value-type="string" office:string-value="2," calcext:value-type="string">
            <text:p>2,</text:p>
          </table:table-cell>
          <table:table-cell table:formula="of:=[.G12]&amp;&quot;,&quot;" office:value-type="string" office:string-value="2," calcext:value-type="string">
            <text:p>2,</text:p>
          </table:table-cell>
          <table:table-cell table:formula="of:=[.H12]&amp;&quot;,&quot;" office:value-type="string" office:string-value="9," calcext:value-type="string">
            <text:p>9,</text:p>
          </table:table-cell>
          <table:table-cell table:formula="of:=[.I12]&amp;&quot;,&quot;" office:value-type="string" office:string-value="4," calcext:value-type="string">
            <text:p>4,</text:p>
          </table:table-cell>
          <table:table-cell table:formula="of:=[.J12]&amp;&quot;,&quot;" office:value-type="string" office:string-value="3," calcext:value-type="string">
            <text:p>3,</text:p>
          </table:table-cell>
          <table:table-cell table:formula="of:=[.K12]&amp;&quot;,&quot;" office:value-type="string" office:string-value="5," calcext:value-type="string">
            <text:p>5,</text:p>
          </table:table-cell>
          <table:table-cell table:formula="of:=[.L12]&amp;&quot;,&quot;" office:value-type="string" office:string-value="2," calcext:value-type="string">
            <text:p>2,</text:p>
          </table:table-cell>
          <table:table-cell table:formula="of:=[.M12]&amp;&quot;,&quot;" office:value-type="string" office:string-value="2," calcext:value-type="string">
            <text:p>2,</text:p>
          </table:table-cell>
          <table:table-cell table:formula="of:=[.N12]&amp;&quot;,&quot;" office:value-type="string" office:string-value="6," calcext:value-type="string">
            <text:p>6,</text:p>
          </table:table-cell>
          <table:table-cell table:formula="of:=[.O12]&amp;&quot;,&quot;" office:value-type="string" office:string-value="5," calcext:value-type="string">
            <text:p>5,</text:p>
          </table:table-cell>
          <table:table-cell table:formula="of:=[.P12]&amp;&quot;,&quot;" office:value-type="string" office:string-value="2," calcext:value-type="string">
            <text:p>2,</text:p>
          </table:table-cell>
          <table:table-cell table:formula="of:=[.Q12]&amp;&quot;,&quot;" office:value-type="string" office:string-value="2," calcext:value-type="string">
            <text:p>2,</text:p>
          </table:table-cell>
          <table:table-cell table:formula="of:=[.R12]&amp;&quot;,&quot;" office:value-type="string" office:string-value="4," calcext:value-type="string">
            <text:p>4,</text:p>
          </table:table-cell>
          <table:table-cell table:formula="of:=[.S12]&amp;&quot;,&quot;" office:value-type="string" office:string-value="3," calcext:value-type="string">
            <text:p>3,</text:p>
          </table:table-cell>
          <table:table-cell table:formula="of:=[.T12]&amp;&quot;,&quot;" office:value-type="string" office:string-value="11," calcext:value-type="string">
            <text:p>11,</text:p>
          </table:table-cell>
          <table:table-cell table:formula="of:=[.U12]&amp;&quot;,&quot;" office:value-type="string" office:string-value="5," calcext:value-type="string">
            <text:p>5,</text:p>
          </table:table-cell>
          <table:table-cell/>
          <table:table-cell table:formula="of:=[.B31]&amp;[.D31]&amp;[.F31]&amp;[.H31]&amp;[.J31]&amp;[.L31]&amp;[.N31]&amp;[.P31]&amp;[.R31]&amp;[.T31]" office:value-type="string" office:string-value="15,5,2,9,3,2,6,2,4,11," calcext:value-type="string">
            <text:p>15,5,2,9,3,2,6,2,4,11,</text:p>
          </table:table-cell>
          <table:table-cell table:formula="of:=[.C31]&amp;[.E31]&amp;[.G31]&amp;[.I31]&amp;[.K31]&amp;[.M31]&amp;[.O31]&amp;[.Q31]&amp;[.S31]&amp;[.U31]" office:value-type="string" office:string-value="11,4,2,4,5,2,5,2,3,5," calcext:value-type="string">
            <text:p>11,4,2,4,5,2,5,2,3,5,</text:p>
          </table:table-cell>
        </table:table-row>
        <table:table-row table:style-name="ro1">
          <table:table-cell/>
          <table:table-cell table:formula="of:=[.B13]&amp;&quot;,&quot;" office:value-type="string" office:string-value="," calcext:value-type="string">
            <text:p>,</text:p>
          </table:table-cell>
          <table:table-cell table:formula="of:=[.C13]&amp;&quot;,&quot;" office:value-type="string" office:string-value="," calcext:value-type="string">
            <text:p>,</text:p>
          </table:table-cell>
          <table:table-cell table:formula="of:=[.D13]&amp;&quot;,&quot;" office:value-type="string" office:string-value="," calcext:value-type="string">
            <text:p>,</text:p>
          </table:table-cell>
          <table:table-cell table:formula="of:=[.E13]&amp;&quot;,&quot;" office:value-type="string" office:string-value="," calcext:value-type="string">
            <text:p>,</text:p>
          </table:table-cell>
          <table:table-cell table:formula="of:=[.F13]&amp;&quot;,&quot;" office:value-type="string" office:string-value="," calcext:value-type="string">
            <text:p>,</text:p>
          </table:table-cell>
          <table:table-cell table:formula="of:=[.G13]&amp;&quot;,&quot;" office:value-type="string" office:string-value="," calcext:value-type="string">
            <text:p>,</text:p>
          </table:table-cell>
          <table:table-cell table:formula="of:=[.H13]&amp;&quot;,&quot;" office:value-type="string" office:string-value="," calcext:value-type="string">
            <text:p>,</text:p>
          </table:table-cell>
          <table:table-cell table:formula="of:=[.I13]&amp;&quot;,&quot;" office:value-type="string" office:string-value="," calcext:value-type="string">
            <text:p>,</text:p>
          </table:table-cell>
          <table:table-cell table:formula="of:=[.J13]&amp;&quot;,&quot;" office:value-type="string" office:string-value="," calcext:value-type="string">
            <text:p>,</text:p>
          </table:table-cell>
          <table:table-cell table:formula="of:=[.K13]&amp;&quot;,&quot;" office:value-type="string" office:string-value="," calcext:value-type="string">
            <text:p>,</text:p>
          </table:table-cell>
          <table:table-cell table:formula="of:=[.L13]&amp;&quot;,&quot;" office:value-type="string" office:string-value="," calcext:value-type="string">
            <text:p>,</text:p>
          </table:table-cell>
          <table:table-cell table:formula="of:=[.M13]&amp;&quot;,&quot;" office:value-type="string" office:string-value="," calcext:value-type="string">
            <text:p>,</text:p>
          </table:table-cell>
          <table:table-cell table:formula="of:=[.N13]&amp;&quot;,&quot;" office:value-type="string" office:string-value="," calcext:value-type="string">
            <text:p>,</text:p>
          </table:table-cell>
          <table:table-cell table:formula="of:=[.O13]&amp;&quot;,&quot;" office:value-type="string" office:string-value="," calcext:value-type="string">
            <text:p>,</text:p>
          </table:table-cell>
          <table:table-cell table:formula="of:=[.P13]&amp;&quot;,&quot;" office:value-type="string" office:string-value="," calcext:value-type="string">
            <text:p>,</text:p>
          </table:table-cell>
          <table:table-cell table:formula="of:=[.Q13]&amp;&quot;,&quot;" office:value-type="string" office:string-value="," calcext:value-type="string">
            <text:p>,</text:p>
          </table:table-cell>
          <table:table-cell table:formula="of:=[.R13]&amp;&quot;,&quot;" office:value-type="string" office:string-value="," calcext:value-type="string">
            <text:p>,</text:p>
          </table:table-cell>
          <table:table-cell table:formula="of:=[.S13]&amp;&quot;,&quot;" office:value-type="string" office:string-value="," calcext:value-type="string">
            <text:p>,</text:p>
          </table:table-cell>
          <table:table-cell table:formula="of:=[.T13]&amp;&quot;,&quot;" office:value-type="string" office:string-value="," calcext:value-type="string">
            <text:p>,</text:p>
          </table:table-cell>
          <table:table-cell table:formula="of:=[.U13]&amp;&quot;,&quot;" office:value-type="string" office:string-value="," calcext:value-type="string">
            <text:p>,</text:p>
          </table:table-cell>
          <table:table-cell table:number-columns-repeated="3"/>
        </table:table-row>
        <table:table-row table:style-name="ro1">
          <table:table-cell/>
          <table:table-cell table:formula="of:=[.B14]&amp;&quot;,&quot;" office:value-type="string" office:string-value="2.42589," calcext:value-type="string">
            <text:p>2.42589,</text:p>
          </table:table-cell>
          <table:table-cell table:formula="of:=[.C14]&amp;&quot;,&quot;" office:value-type="string" office:string-value="1.29397," calcext:value-type="string">
            <text:p>1.29397,</text:p>
          </table:table-cell>
          <table:table-cell table:formula="of:=[.D14]&amp;&quot;,&quot;" office:value-type="string" office:string-value="1.39926," calcext:value-type="string">
            <text:p>1.39926,</text:p>
          </table:table-cell>
          <table:table-cell table:formula="of:=[.E14]&amp;&quot;,&quot;" office:value-type="string" office:string-value="2.01082," calcext:value-type="string">
            <text:p>2.01082,</text:p>
          </table:table-cell>
          <table:table-cell table:formula="of:=[.F14]&amp;&quot;,&quot;" office:value-type="string" office:string-value="1.91502," calcext:value-type="string">
            <text:p>1.91502,</text:p>
          </table:table-cell>
          <table:table-cell table:formula="of:=[.G14]&amp;&quot;,&quot;" office:value-type="string" office:string-value="1.67812," calcext:value-type="string">
            <text:p>1.67812,</text:p>
          </table:table-cell>
          <table:table-cell table:formula="of:=[.H14]&amp;&quot;,&quot;" office:value-type="string" office:string-value="2.93352," calcext:value-type="string">
            <text:p>2.93352,</text:p>
          </table:table-cell>
          <table:table-cell table:formula="of:=[.I14]&amp;&quot;,&quot;" office:value-type="string" office:string-value="3.03975," calcext:value-type="string">
            <text:p>3.03975,</text:p>
          </table:table-cell>
          <table:table-cell table:formula="of:=[.J14]&amp;&quot;,&quot;" office:value-type="string" office:string-value="1.99377," calcext:value-type="string">
            <text:p>1.99377,</text:p>
          </table:table-cell>
          <table:table-cell table:formula="of:=[.K14]&amp;&quot;,&quot;" office:value-type="string" office:string-value="3.03435," calcext:value-type="string">
            <text:p>3.03435,</text:p>
          </table:table-cell>
          <table:table-cell table:formula="of:=[.L14]&amp;&quot;,&quot;" office:value-type="string" office:string-value="2.32537," calcext:value-type="string">
            <text:p>2.32537,</text:p>
          </table:table-cell>
          <table:table-cell table:formula="of:=[.M14]&amp;&quot;,&quot;" office:value-type="string" office:string-value="2.51," calcext:value-type="string">
            <text:p>2.51,</text:p>
          </table:table-cell>
          <table:table-cell table:formula="of:=[.N14]&amp;&quot;,&quot;" office:value-type="string" office:string-value="2.57508," calcext:value-type="string">
            <text:p>2.57508,</text:p>
          </table:table-cell>
          <table:table-cell table:formula="of:=[.O14]&amp;&quot;,&quot;" office:value-type="string" office:string-value="2.78544," calcext:value-type="string">
            <text:p>2.78544,</text:p>
          </table:table-cell>
          <table:table-cell table:formula="of:=[.P14]&amp;&quot;,&quot;" office:value-type="string" office:string-value="0.88107," calcext:value-type="string">
            <text:p>0.88107,</text:p>
          </table:table-cell>
          <table:table-cell table:formula="of:=[.Q14]&amp;&quot;,&quot;" office:value-type="string" office:string-value="2.59644," calcext:value-type="string">
            <text:p>2.59644,</text:p>
          </table:table-cell>
          <table:table-cell table:formula="of:=[.R14]&amp;&quot;,&quot;" office:value-type="string" office:string-value="2.26812," calcext:value-type="string">
            <text:p>2.26812,</text:p>
          </table:table-cell>
          <table:table-cell table:formula="of:=[.S14]&amp;&quot;,&quot;" office:value-type="string" office:string-value="1.98515," calcext:value-type="string">
            <text:p>1.98515,</text:p>
          </table:table-cell>
          <table:table-cell table:formula="of:=[.T14]&amp;&quot;,&quot;" office:value-type="string" office:string-value="2.0457," calcext:value-type="string">
            <text:p>2.0457,</text:p>
          </table:table-cell>
          <table:table-cell table:formula="of:=[.U14]&amp;&quot;,&quot;" office:value-type="string" office:string-value="1.0919," calcext:value-type="string">
            <text:p>1.0919,</text:p>
          </table:table-cell>
          <table:table-cell/>
          <table:table-cell table:formula="of:=[.B33]&amp;[.D33]&amp;[.F33]&amp;[.H33]&amp;[.J33]&amp;[.L33]&amp;[.N33]&amp;[.P33]&amp;[.R33]&amp;[.T33]" office:value-type="string" office:string-value="2.42589,1.39926,1.91502,2.93352,1.99377,2.32537,2.57508,0.88107,2.26812,2.0457," calcext:value-type="string">
            <text:p>2.42589,1.39926,1.91502,2.93352,1.99377,2.32537,2.57508,0.88107,2.26812,2.0457,</text:p>
          </table:table-cell>
          <table:table-cell table:formula="of:=[.C33]&amp;[.E33]&amp;[.G33]&amp;[.I33]&amp;[.K33]&amp;[.M33]&amp;[.O33]&amp;[.Q33]&amp;[.S33]&amp;[.U33]" office:value-type="string" office:string-value="1.29397,2.01082,1.67812,3.03975,3.03435,2.51,2.78544,2.59644,1.98515,1.0919," calcext:value-type="string">
            <text:p>1.29397,2.01082,1.67812,3.03975,3.03435,2.51,2.78544,2.59644,1.98515,1.0919,</text:p>
          </table:table-cell>
        </table:table-row>
        <table:table-row table:style-name="ro1">
          <table:table-cell/>
          <table:table-cell table:formula="of:=SQRT([.B15]*3)&amp;&quot;,&quot;" office:value-type="string" office:string-value="1.61169817273583," calcext:value-type="string">
            <text:p>1.61169817273583,</text:p>
          </table:table-cell>
          <table:table-cell table:formula="of:=SQRT([.C15]*3)&amp;&quot;,&quot;" office:value-type="string" office:string-value="2.9060798337279," calcext:value-type="string">
            <text:p>2.9060798337279,</text:p>
          </table:table-cell>
          <table:table-cell table:formula="of:=SQRT([.D15]*3)&amp;&quot;,&quot;" office:value-type="string" office:string-value="0.856281495771104," calcext:value-type="string">
            <text:p>0.856281495771104,</text:p>
          </table:table-cell>
          <table:table-cell table:formula="of:=SQRT([.E15]*3)&amp;&quot;,&quot;" office:value-type="string" office:string-value="2.51408830393843," calcext:value-type="string">
            <text:p>2.51408830393843,</text:p>
          </table:table-cell>
          <table:table-cell table:formula="of:=SQRT([.F15]*3)&amp;&quot;,&quot;" office:value-type="string" office:string-value="1.36810087347388," calcext:value-type="string">
            <text:p>1.36810087347388,</text:p>
          </table:table-cell>
          <table:table-cell table:formula="of:=SQRT([.G15]*3)&amp;&quot;,&quot;" office:value-type="string" office:string-value="0.992440930232122," calcext:value-type="string">
            <text:p>0.992440930232122,</text:p>
          </table:table-cell>
          <table:table-cell table:formula="of:=SQRT([.H15]*3)&amp;&quot;,&quot;" office:value-type="string" office:string-value="0.85597838757763," calcext:value-type="string">
            <text:p>0.85597838757763,</text:p>
          </table:table-cell>
          <table:table-cell table:formula="of:=SQRT([.I15]*3)&amp;&quot;,&quot;" office:value-type="string" office:string-value="1.6701434070163," calcext:value-type="string">
            <text:p>1.6701434070163,</text:p>
          </table:table-cell>
          <table:table-cell table:formula="of:=SQRT([.J15]*3)&amp;&quot;,&quot;" office:value-type="string" office:string-value="3.42987609105635," calcext:value-type="string">
            <text:p>3.42987609105635,</text:p>
          </table:table-cell>
          <table:table-cell table:formula="of:=SQRT([.K15]*3)&amp;&quot;,&quot;" office:value-type="string" office:string-value="0.707389567353096," calcext:value-type="string">
            <text:p>0.707389567353096,</text:p>
          </table:table-cell>
          <table:table-cell table:formula="of:=SQRT([.L15]*3)&amp;&quot;,&quot;" office:value-type="string" office:string-value="0.917387050268315," calcext:value-type="string">
            <text:p>0.917387050268315,</text:p>
          </table:table-cell>
          <table:table-cell table:formula="of:=SQRT([.M15]*3)&amp;&quot;,&quot;" office:value-type="string" office:string-value="0.858894638474359," calcext:value-type="string">
            <text:p>0.858894638474359,</text:p>
          </table:table-cell>
          <table:table-cell table:formula="of:=SQRT([.N15]*3)&amp;&quot;,&quot;" office:value-type="string" office:string-value="1.24080618953969," calcext:value-type="string">
            <text:p>1.24080618953969,</text:p>
          </table:table-cell>
          <table:table-cell table:formula="of:=SQRT([.O15]*3)&amp;&quot;,&quot;" office:value-type="string" office:string-value="1.40956589062023," calcext:value-type="string">
            <text:p>1.40956589062023,</text:p>
          </table:table-cell>
          <table:table-cell table:formula="of:=SQRT([.P15]*3)&amp;&quot;,&quot;" office:value-type="string" office:string-value="0.751199041532935," calcext:value-type="string">
            <text:p>0.751199041532935,</text:p>
          </table:table-cell>
          <table:table-cell table:formula="of:=SQRT([.Q15]*3)&amp;&quot;,&quot;" office:value-type="string" office:string-value="2.7467508077727," calcext:value-type="string">
            <text:p>2.7467508077727,</text:p>
          </table:table-cell>
          <table:table-cell table:formula="of:=SQRT([.R15]*3)&amp;&quot;,&quot;" office:value-type="string" office:string-value="1.77355575046289," calcext:value-type="string">
            <text:p>1.77355575046289,</text:p>
          </table:table-cell>
          <table:table-cell table:formula="of:=SQRT([.S15]*3)&amp;&quot;,&quot;" office:value-type="string" office:string-value="3.09145596766313," calcext:value-type="string">
            <text:p>3.09145596766313,</text:p>
          </table:table-cell>
          <table:table-cell table:formula="of:=SQRT([.T15]*3)&amp;&quot;,&quot;" office:value-type="string" office:string-value="1.49608789848725," calcext:value-type="string">
            <text:p>1.49608789848725,</text:p>
          </table:table-cell>
          <table:table-cell table:formula="of:=SQRT([.U15]*3)&amp;&quot;,&quot;" office:value-type="string" office:string-value="1.74413302244984," calcext:value-type="string">
            <text:p>1.74413302244984,</text:p>
          </table:table-cell>
          <table:table-cell/>
          <table:table-cell table:formula="of:=[.B34]&amp;[.D34]&amp;[.F34]&amp;[.H34]&amp;[.J34]&amp;[.L34]&amp;[.N34]&amp;[.P34]&amp;[.R34]&amp;[.T34]" office:value-type="string" office:string-value="1.61169817273583,0.856281495771104,1.36810087347388,0.85597838757763,3.42987609105635,0.917387050268315,1.24080618953969,0.751199041532935,1.77355575046289,1.49608789848725," calcext:value-type="string">
            <text:p>1.61169817273583,0.856281495771104,1.36810087347388,0.85597838757763,3.42987609105635,0.917387050268315,1.24080618953969,0.751199041532935,1.77355575046289,1.49608789848725,</text:p>
          </table:table-cell>
          <table:table-cell table:formula="of:=[.C34]&amp;[.E34]&amp;[.G34]&amp;[.I34]&amp;[.K34]&amp;[.M34]&amp;[.O34]&amp;[.Q34]&amp;[.S34]&amp;[.U34]" office:value-type="string" office:string-value="2.9060798337279,2.51408830393843,0.992440930232122,1.6701434070163,0.707389567353096,0.858894638474359,1.40956589062023,2.7467508077727,3.09145596766313,1.74413302244984," calcext:value-type="string">
            <text:p>2.9060798337279,2.51408830393843,0.992440930232122,1.6701434070163,0.707389567353096,0.858894638474359,1.40956589062023,2.7467508077727,3.09145596766313,1.74413302244984,</text:p>
          </table:table-cell>
        </table:table-row>
        <table:table-row table:style-name="ro1">
          <table:table-cell/>
          <table:table-cell table:formula="of:=[.B16]&amp;&quot;,&quot;" office:value-type="string" office:string-value="1.26487," calcext:value-type="string">
            <text:p>1.26487,</text:p>
          </table:table-cell>
          <table:table-cell table:formula="of:=[.C16]&amp;&quot;,&quot;" office:value-type="string" office:string-value="0.36309," calcext:value-type="string">
            <text:p>0.36309,</text:p>
          </table:table-cell>
          <table:table-cell table:formula="of:=[.D16]&amp;&quot;,&quot;" office:value-type="string" office:string-value="0.74693," calcext:value-type="string">
            <text:p>0.74693,</text:p>
          </table:table-cell>
          <table:table-cell table:formula="of:=[.E16]&amp;&quot;,&quot;" office:value-type="string" office:string-value="1.5196," calcext:value-type="string">
            <text:p>1.5196,</text:p>
          </table:table-cell>
          <table:table-cell table:formula="of:=[.F16]&amp;&quot;,&quot;" office:value-type="string" office:string-value="1.2135," calcext:value-type="string">
            <text:p>1.2135,</text:p>
          </table:table-cell>
          <table:table-cell table:formula="of:=[.G16]&amp;&quot;,&quot;" office:value-type="string" office:string-value="1.9425," calcext:value-type="string">
            <text:p>1.9425,</text:p>
          </table:table-cell>
          <table:table-cell table:formula="of:=[.H16]&amp;&quot;,&quot;" office:value-type="string" office:string-value="1.43919," calcext:value-type="string">
            <text:p>1.43919,</text:p>
          </table:table-cell>
          <table:table-cell table:formula="of:=[.I16]&amp;&quot;,&quot;" office:value-type="string" office:string-value="1.6715," calcext:value-type="string">
            <text:p>1.6715,</text:p>
          </table:table-cell>
          <table:table-cell table:formula="of:=[.J16]&amp;&quot;,&quot;" office:value-type="string" office:string-value="1.806," calcext:value-type="string">
            <text:p>1.806,</text:p>
          </table:table-cell>
          <table:table-cell table:formula="of:=[.K16]&amp;&quot;,&quot;" office:value-type="string" office:string-value="1.306," calcext:value-type="string">
            <text:p>1.306,</text:p>
          </table:table-cell>
          <table:table-cell table:formula="of:=[.L16]&amp;&quot;,&quot;" office:value-type="string" office:string-value="1.2422," calcext:value-type="string">
            <text:p>1.2422,</text:p>
          </table:table-cell>
          <table:table-cell table:formula="of:=[.M16]&amp;&quot;,&quot;" office:value-type="string" office:string-value="1.60236," calcext:value-type="string">
            <text:p>1.60236,</text:p>
          </table:table-cell>
          <table:table-cell table:formula="of:=[.N16]&amp;&quot;,&quot;" office:value-type="string" office:string-value="0.797186," calcext:value-type="string">
            <text:p>0.797186,</text:p>
          </table:table-cell>
          <table:table-cell table:formula="of:=[.O16]&amp;&quot;,&quot;" office:value-type="string" office:string-value="1.2559," calcext:value-type="string">
            <text:p>1.2559,</text:p>
          </table:table-cell>
          <table:table-cell table:formula="of:=[.P16]&amp;&quot;,&quot;" office:value-type="string" office:string-value="1.429," calcext:value-type="string">
            <text:p>1.429,</text:p>
          </table:table-cell>
          <table:table-cell table:formula="of:=[.Q16]&amp;&quot;,&quot;" office:value-type="string" office:string-value="1.5856," calcext:value-type="string">
            <text:p>1.5856,</text:p>
          </table:table-cell>
          <table:table-cell table:formula="of:=[.R16]&amp;&quot;,&quot;" office:value-type="string" office:string-value="1.3774," calcext:value-type="string">
            <text:p>1.3774,</text:p>
          </table:table-cell>
          <table:table-cell table:formula="of:=[.S16]&amp;&quot;,&quot;" office:value-type="string" office:string-value="1.2889," calcext:value-type="string">
            <text:p>1.2889,</text:p>
          </table:table-cell>
          <table:table-cell table:formula="of:=[.T16]&amp;&quot;,&quot;" office:value-type="string" office:string-value="1.7909," calcext:value-type="string">
            <text:p>1.7909,</text:p>
          </table:table-cell>
          <table:table-cell table:formula="of:=[.U16]&amp;&quot;,&quot;" office:value-type="string" office:string-value="2.3448," calcext:value-type="string">
            <text:p>2.3448,</text:p>
          </table:table-cell>
          <table:table-cell/>
          <table:table-cell table:formula="of:=[.B35]&amp;[.D35]&amp;[.F35]&amp;[.H35]&amp;[.J35]&amp;[.L35]&amp;[.N35]&amp;[.P35]&amp;[.R35]&amp;[.T35]" office:value-type="string" office:string-value="1.26487,0.74693,1.2135,1.43919,1.806,1.2422,0.797186,1.429,1.3774,1.7909," calcext:value-type="string">
            <text:p>1.26487,0.74693,1.2135,1.43919,1.806,1.2422,0.797186,1.429,1.3774,1.7909,</text:p>
          </table:table-cell>
          <table:table-cell table:formula="of:=[.C35]&amp;[.E35]&amp;[.G35]&amp;[.I35]&amp;[.K35]&amp;[.M35]&amp;[.O35]&amp;[.Q35]&amp;[.S35]&amp;[.U35]" office:value-type="string" office:string-value="0.36309,1.5196,1.9425,1.6715,1.306,1.60236,1.2559,1.5856,1.2889,2.3448," calcext:value-type="string">
            <text:p>0.36309,1.5196,1.9425,1.6715,1.306,1.60236,1.2559,1.5856,1.2889,2.3448,</text:p>
          </table:table-cell>
        </table:table-row>
        <table:table-row table:style-name="ro1">
          <table:table-cell/>
          <table:table-cell table:formula="of:=[.B17]&amp;&quot;,&quot;" office:value-type="string" office:string-value="0.5," calcext:value-type="string">
            <text:p>0.5,</text:p>
          </table:table-cell>
          <table:table-cell table:formula="of:=[.C17]&amp;&quot;,&quot;" office:value-type="string" office:string-value="0.5," calcext:value-type="string">
            <text:p>0.5,</text:p>
          </table:table-cell>
          <table:table-cell table:formula="of:=[.D17]&amp;&quot;,&quot;" office:value-type="string" office:string-value="," calcext:value-type="string">
            <text:p>,</text:p>
          </table:table-cell>
          <table:table-cell table:formula="of:=[.E17]&amp;&quot;,&quot;" office:value-type="string" office:string-value="," calcext:value-type="string">
            <text:p>,</text:p>
          </table:table-cell>
          <table:table-cell table:formula="of:=[.F17]&amp;&quot;,&quot;" office:value-type="string" office:string-value="," calcext:value-type="string">
            <text:p>,</text:p>
          </table:table-cell>
          <table:table-cell table:formula="of:=[.G17]&amp;&quot;,&quot;" office:value-type="string" office:string-value="," calcext:value-type="string">
            <text:p>,</text:p>
          </table:table-cell>
          <table:table-cell table:formula="of:=[.H17]&amp;&quot;,&quot;" office:value-type="string" office:string-value="," calcext:value-type="string">
            <text:p>,</text:p>
          </table:table-cell>
          <table:table-cell table:formula="of:=[.I17]&amp;&quot;,&quot;" office:value-type="string" office:string-value="," calcext:value-type="string">
            <text:p>,</text:p>
          </table:table-cell>
          <table:table-cell table:formula="of:=[.J17]&amp;&quot;,&quot;" office:value-type="string" office:string-value="," calcext:value-type="string">
            <text:p>,</text:p>
          </table:table-cell>
          <table:table-cell table:formula="of:=[.K17]&amp;&quot;,&quot;" office:value-type="string" office:string-value="," calcext:value-type="string">
            <text:p>,</text:p>
          </table:table-cell>
          <table:table-cell table:formula="of:=[.L17]&amp;&quot;,&quot;" office:value-type="string" office:string-value="," calcext:value-type="string">
            <text:p>,</text:p>
          </table:table-cell>
          <table:table-cell table:formula="of:=[.M17]&amp;&quot;,&quot;" office:value-type="string" office:string-value="," calcext:value-type="string">
            <text:p>,</text:p>
          </table:table-cell>
          <table:table-cell table:formula="of:=[.N17]&amp;&quot;,&quot;" office:value-type="string" office:string-value="," calcext:value-type="string">
            <text:p>,</text:p>
          </table:table-cell>
          <table:table-cell table:formula="of:=[.O17]&amp;&quot;,&quot;" office:value-type="string" office:string-value="," calcext:value-type="string">
            <text:p>,</text:p>
          </table:table-cell>
          <table:table-cell table:formula="of:=[.P17]&amp;&quot;,&quot;" office:value-type="string" office:string-value="," calcext:value-type="string">
            <text:p>,</text:p>
          </table:table-cell>
          <table:table-cell table:formula="of:=[.Q17]&amp;&quot;,&quot;" office:value-type="string" office:string-value="," calcext:value-type="string">
            <text:p>,</text:p>
          </table:table-cell>
          <table:table-cell table:formula="of:=[.R17]&amp;&quot;,&quot;" office:value-type="string" office:string-value="," calcext:value-type="string">
            <text:p>,</text:p>
          </table:table-cell>
          <table:table-cell table:formula="of:=[.S17]&amp;&quot;,&quot;" office:value-type="string" office:string-value="," calcext:value-type="string">
            <text:p>,</text:p>
          </table:table-cell>
          <table:table-cell table:formula="of:=[.T17]&amp;&quot;,&quot;" office:value-type="string" office:string-value="," calcext:value-type="string">
            <text:p>,</text:p>
          </table:table-cell>
          <table:table-cell table:formula="of:=[.U17]&amp;&quot;,&quot;" office:value-type="string" office:string-value="," calcext:value-type="string">
            <text:p>,</text:p>
          </table:table-cell>
          <table:table-cell table:number-columns-repeated="3"/>
        </table:table-row>
        <table:table-row table:style-name="ro1">
          <table:table-cell/>
          <table:table-cell table:formula="of:=[.B18]&amp;&quot;,&quot;" office:value-type="string" office:string-value="4," calcext:value-type="string">
            <text:p>4,</text:p>
          </table:table-cell>
          <table:table-cell table:formula="of:=[.C18]&amp;&quot;,&quot;" office:value-type="string" office:string-value="2," calcext:value-type="string">
            <text:p>2,</text:p>
          </table:table-cell>
          <table:table-cell table:formula="of:=[.D18]&amp;&quot;,&quot;" office:value-type="string" office:string-value="2," calcext:value-type="string">
            <text:p>2,</text:p>
          </table:table-cell>
          <table:table-cell table:formula="of:=[.E18]&amp;&quot;,&quot;" office:value-type="string" office:string-value="3," calcext:value-type="string">
            <text:p>3,</text:p>
          </table:table-cell>
          <table:table-cell table:formula="of:=[.F18]&amp;&quot;,&quot;" office:value-type="string" office:string-value="4," calcext:value-type="string">
            <text:p>4,</text:p>
          </table:table-cell>
          <table:table-cell table:formula="of:=[.G18]&amp;&quot;,&quot;" office:value-type="string" office:string-value="4," calcext:value-type="string">
            <text:p>4,</text:p>
          </table:table-cell>
          <table:table-cell table:formula="of:=[.H18]&amp;&quot;,&quot;" office:value-type="string" office:string-value="5," calcext:value-type="string">
            <text:p>5,</text:p>
          </table:table-cell>
          <table:table-cell table:formula="of:=[.I18]&amp;&quot;,&quot;" office:value-type="string" office:string-value="3," calcext:value-type="string">
            <text:p>3,</text:p>
          </table:table-cell>
          <table:table-cell table:formula="of:=[.J18]&amp;&quot;,&quot;" office:value-type="string" office:string-value="7," calcext:value-type="string">
            <text:p>7,</text:p>
          </table:table-cell>
          <table:table-cell table:formula="of:=[.K18]&amp;&quot;,&quot;" office:value-type="string" office:string-value="2," calcext:value-type="string">
            <text:p>2,</text:p>
          </table:table-cell>
          <table:table-cell table:formula="of:=[.L18]&amp;&quot;,&quot;" office:value-type="string" office:string-value="4," calcext:value-type="string">
            <text:p>4,</text:p>
          </table:table-cell>
          <table:table-cell table:formula="of:=[.M18]&amp;&quot;,&quot;" office:value-type="string" office:string-value="3," calcext:value-type="string">
            <text:p>3,</text:p>
          </table:table-cell>
          <table:table-cell table:formula="of:=[.N18]&amp;&quot;,&quot;" office:value-type="string" office:string-value="2," calcext:value-type="string">
            <text:p>2,</text:p>
          </table:table-cell>
          <table:table-cell table:formula="of:=[.O18]&amp;&quot;,&quot;" office:value-type="string" office:string-value="2," calcext:value-type="string">
            <text:p>2,</text:p>
          </table:table-cell>
          <table:table-cell table:formula="of:=[.P18]&amp;&quot;,&quot;" office:value-type="string" office:string-value="5," calcext:value-type="string">
            <text:p>5,</text:p>
          </table:table-cell>
          <table:table-cell table:formula="of:=[.Q18]&amp;&quot;,&quot;" office:value-type="string" office:string-value="3," calcext:value-type="string">
            <text:p>3,</text:p>
          </table:table-cell>
          <table:table-cell table:formula="of:=[.R18]&amp;&quot;,&quot;" office:value-type="string" office:string-value="5," calcext:value-type="string">
            <text:p>5,</text:p>
          </table:table-cell>
          <table:table-cell table:formula="of:=[.S18]&amp;&quot;,&quot;" office:value-type="string" office:string-value="2," calcext:value-type="string">
            <text:p>2,</text:p>
          </table:table-cell>
          <table:table-cell table:formula="of:=[.T18]&amp;&quot;,&quot;" office:value-type="string" office:string-value="7," calcext:value-type="string">
            <text:p>7,</text:p>
          </table:table-cell>
          <table:table-cell table:formula="of:=[.U18]&amp;&quot;,&quot;" office:value-type="string" office:string-value="5," calcext:value-type="string">
            <text:p>5,</text:p>
          </table:table-cell>
          <table:table-cell/>
          <table:table-cell table:formula="of:=[.B37]&amp;[.D37]&amp;[.F37]&amp;[.H37]&amp;[.J37]&amp;[.L37]&amp;[.N37]&amp;[.P37]&amp;[.R37]&amp;[.T37]" office:value-type="string" office:string-value="4,2,4,5,7,4,2,5,5,7," calcext:value-type="string">
            <text:p>4,2,4,5,7,4,2,5,5,7,</text:p>
          </table:table-cell>
          <table:table-cell table:formula="of:=[.C37]&amp;[.E37]&amp;[.G37]&amp;[.I37]&amp;[.K37]&amp;[.M37]&amp;[.O37]&amp;[.Q37]&amp;[.S37]&amp;[.U37]" office:value-type="string" office:string-value="2,3,4,3,2,3,2,3,2,5," calcext:value-type="string">
            <text:p>2,3,4,3,2,3,2,3,2,5,</text:p>
          </table:table-cell>
        </table:table-row>
        <table:table-row table:style-name="ro1" table:number-rows-repeated="3">
          <table:table-cell table:number-columns-repeated="24"/>
        </table:table-row>
        <table:table-row table:style-name="ro1">
          <table:table-cell/>
          <table:table-cell table:formula="of:=SQRT([.B3]*3)" office:value-type="float" office:value="0.442946723658726" calcext:value-type="float">
            <text:p>0.442946723658726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2T11:09:48.031173994</meta:creation-date>
    <dc:date>2022-01-02T13:05:01.772714625</dc:date>
    <meta:editing-duration>PT9M32S</meta:editing-duration>
    <meta:editing-cycles>2</meta:editing-cycles>
    <meta:generator>LibreOffice/6.4.7.2$Linux_X86_64 LibreOffice_project/40$Build-2</meta:generator>
    <meta:document-statistic meta:table-count="1" meta:cell-count="665" meta:object-count="0"/>
  </office:meta>
</office:document-meta>
</file>